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E1000000E1133E7C4A.png" manifest:media-type="image/png"/>
  <manifest:file-entry manifest:full-path="Pictures/100000010000042200000422B39FF768.png" manifest:media-type="image/png"/>
  <manifest:file-entry manifest:full-path="Pictures/100000010000020000000200638EE0F3.png" manifest:media-type="image/png"/>
  <manifest:file-entry manifest:full-path="Pictures/10000000000000E4000000DDB3E40F55.jpg" manifest:media-type="image/jpeg"/>
  <manifest:file-entry manifest:full-path="Pictures/10000000000003840000038472A89E53.jpg" manifest:media-type="image/jpeg"/>
  <manifest:file-entry manifest:full-path="Pictures/100000010000043800000438B2D9600F.png" manifest:media-type="image/png"/>
  <manifest:file-entry manifest:full-path="Pictures/100000000000010000000100D8F7752F.png" manifest:media-type="image/png"/>
  <manifest:file-entry manifest:full-path="Pictures/100000010000032000000312188CD872.png" manifest:media-type="image/png"/>
  <manifest:file-entry manifest:full-path="Pictures/100000010000050000000626051E5D11.png" manifest:media-type="image/png"/>
  <manifest:file-entry manifest:full-path="Pictures/1000000100001E0400000B5C50619449.png" manifest:media-type="image/png"/>
  <manifest:file-entry manifest:full-path="Pictures/100000010000020000000200F2669DB8.png" manifest:media-type="image/png"/>
  <manifest:file-entry manifest:full-path="Pictures/1000000100000F0000000F00C4FF99AD.png" manifest:media-type="image/png"/>
  <manifest:file-entry manifest:full-path="Pictures/10000001000004A00000049FCDFF5455.png" manifest:media-type="image/png"/>
  <manifest:file-entry manifest:full-path="Pictures/10000001000000C8000000C851D6B7C5.png" manifest:media-type="image/png"/>
  <manifest:file-entry manifest:full-path="Pictures/10000001000002000000020052631D37.png" manifest:media-type="image/png"/>
  <manifest:file-entry manifest:full-path="Pictures/1000000100000200000002000D28541A.png" manifest:media-type="image/png"/>
  <manifest:file-entry manifest:full-path="Pictures/10000000000001E000000168EFCE8128.jpg" manifest:media-type="image/jpeg"/>
  <manifest:file-entry manifest:full-path="Pictures/10000000000000E1000000E1A666F2E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graphic-properties draw:fill="none" loext:fill-use-slide-background="false" draw:textarea-horizontal-align="justify" draw:textarea-vertical-align="middle" draw:auto-grow-height="false" fo:min-height="1.469cm" fo:min-width="8.204cm"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loext:decorative="false"/>
    </style:style>
    <style:style style:name="gr5" style:family="graphic" style:parent-style-name="standard" style:list-style-name="L2">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fo:wrap-option="wrap" draw:shadow="hidden" draw:shadow-offset-x="0.05cm" draw:shadow-offset-y="0.05cm" draw:shadow-color="#3465a4" loext:decorative="false"/>
    </style:style>
    <style:style style:name="gr6" style:family="graphic" style:parent-style-name="standard" style:list-style-name="L2">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fo:wrap-option="wrap" draw:shadow="hidden" draw:shadow-offset-x="0.05cm" draw:shadow-offset-y="0.05cm" draw:shadow-color="#3465a4" loext:decorative="false"/>
    </style:style>
    <style:style style:name="gr7" style:family="graphic" style:parent-style-name="standard" style:list-style-name="L2">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fo:wrap-option="wrap" draw:shadow="hidden" draw:shadow-offset-x="0.05cm" draw:shadow-offset-y="0.05cm" draw:shadow-color="#3465a4" loext:decorative="false"/>
    </style:style>
    <style:style style:name="gr8" style:family="graphic" style:parent-style-name="standard" style:list-style-name="L2">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fo:wrap-option="wrap" draw:shadow="hidden" draw:shadow-offset-x="0.05cm" draw:shadow-offset-y="0.05cm" draw:shadow-color="#3465a4" loext:decorative="false"/>
    </style:style>
    <style:style style:name="gr9"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001cm" fo:min-width="0.929cm" fo:padding-top="0.125cm" fo:padding-bottom="0.125cm" fo:padding-left="0.25cm" fo:padding-right="0.25cm" fo:wrap-option="wrap" draw:shadow="hidden" draw:shadow-offset-x="0.2cm" draw:shadow-offset-y="0.2cm" draw:shadow-color="#808080" loext:decorative="false"/>
    </style:style>
    <style:style style:name="gr10"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loext:decorative="false"/>
    </style:style>
    <style:style style:name="gr11"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2" style:family="graphic" style:parent-style-name="standard">
      <style:graphic-properties svg:stroke-color="#ffe994" draw:fill="solid" draw:fill-color="#ffde59" loext:fill-use-slide-background="false" draw:opacity="50%" draw:textarea-horizontal-align="justify" draw:textarea-vertical-align="middle" draw:auto-grow-height="false" fo:min-height="5.407cm" fo:min-width="12.835cm" loext:decorative="false"/>
    </style:style>
    <style:style style:name="gr13"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714cm" fo:min-width="2.501cm" fo:padding-top="0.125cm" fo:padding-bottom="0.125cm" fo:padding-left="0.25cm" fo:padding-right="0.25cm" fo:wrap-option="no-wrap" draw:shadow="hidden" draw:shadow-offset-x="0.03cm" draw:shadow-offset-y="0.03cm" draw:shadow-color="#808080" style:writing-mode="lr-tb" loext:decorative="false"/>
      <style:paragraph-properties style:writing-mode="lr-tb"/>
    </style:style>
    <style:style style:name="gr14" style:family="graphic" style:parent-style-name="standard">
      <style:graphic-properties draw:fill="none" loext:fill-use-slide-background="false" draw:textarea-horizontal-align="justify" draw:textarea-vertical-align="middle" draw:auto-grow-height="false" fo:min-height="1.02cm" fo:min-width="10.93cm" loext:decorative="false"/>
    </style:style>
    <style:style style:name="gr15"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1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599cm" fo:min-width="0.783cm" fo:padding-top="0.151cm" fo:padding-bottom="0.151cm" fo:padding-left="0.276cm" fo:padding-right="0.276cm" fo:wrap-option="wrap" draw:shadow="hidden" draw:shadow-offset-x="0cm" draw:shadow-offset-y="0cm" draw:shadow-color="#729fcf" loext:decorative="false"/>
    </style:style>
    <style:style style:name="gr1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1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loext:decorative="false"/>
    </style:style>
    <style:style style:name="gr19"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loext:decorative="false"/>
    </style:style>
    <style:style style:name="gr20" style:family="graphic" style:parent-style-name="objectwithoutfill">
      <style:graphic-properties draw:marker-end="Arrowheads_20_13" draw:marker-end-width="0.3cm" draw:fill="none" draw:textarea-vertical-align="middle" loext:decorative="false"/>
    </style:style>
    <style:style style:name="gr21" style:family="graphic" style:parent-style-name="objectwithoutfill">
      <style:graphic-properties draw:marker-end="Arrowheads_20_14" draw:marker-end-width="0.3cm" draw:fill="none" draw:textarea-vertical-align="middle" loext:decorative="false"/>
    </style:style>
    <style:style style:name="gr22"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121cm" fo:min-width="0.771cm" fo:padding-top="0.125cm" fo:padding-bottom="0.125cm" fo:padding-left="0.25cm" fo:padding-right="0.25cm" fo:wrap-option="wrap" draw:shadow="hidden" draw:shadow-offset-x="0.2cm" draw:shadow-offset-y="0.2cm" draw:shadow-color="#808080" loext:decorative="false"/>
    </style:style>
    <style:style style:name="gr23"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24"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25"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26"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021cm" fo:min-width="1.076cm" fo:padding-top="0.125cm" fo:padding-bottom="0.125cm" fo:padding-left="0.25cm" fo:padding-right="0.25cm" fo:wrap-option="wrap" draw:shadow="hidden" draw:shadow-offset-x="0.2cm" draw:shadow-offset-y="0.2cm" draw:shadow-color="#808080" loext:decorative="false"/>
    </style:style>
    <style:style style:name="gr27"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loext:decorative="false"/>
    </style:style>
    <style:style style:name="gr28"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29"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30" style:family="graphic" style:parent-style-name="standard">
      <style:graphic-properties draw:fill="none" loext:fill-use-slide-background="false" draw:textarea-horizontal-align="justify" draw:textarea-vertical-align="middle" draw:auto-grow-height="false" fo:min-height="1.469cm" fo:min-width="3.124cm" loext:decorative="false"/>
    </style:style>
    <style:style style:name="gr31" style:family="graphic" style:parent-style-name="standard">
      <style:graphic-properties draw:fill="none" loext:fill-use-slide-background="false" draw:textarea-horizontal-align="justify" draw:textarea-vertical-align="middle" draw:auto-grow-height="false" fo:min-height="1.469cm" fo:min-width="3.159cm" loext:decorative="false"/>
    </style:style>
    <style:style style:name="gr32"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121cm" fo:min-width="0.783cm" fo:padding-top="0.125cm" fo:padding-bottom="0.125cm" fo:padding-left="0.25cm" fo:padding-right="0.25cm" fo:wrap-option="wrap" draw:shadow="hidden" draw:shadow-offset-x="0.2cm" draw:shadow-offset-y="0.2cm" draw:shadow-color="#808080" loext:decorative="false"/>
    </style:style>
    <style:style style:name="gr33"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34"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35"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36"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121cm" fo:min-width="0.783cm" fo:padding-top="0.125cm" fo:padding-bottom="0.125cm" fo:padding-left="0.25cm" fo:padding-right="0.25cm" fo:wrap-option="wrap" draw:shadow="hidden" draw:shadow-offset-x="0.2cm" draw:shadow-offset-y="0.2cm" draw:shadow-color="#808080" loext:decorative="false"/>
    </style:style>
    <style:style style:name="gr37"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38"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39"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40"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121cm" fo:min-width="0.783cm" fo:padding-top="0.125cm" fo:padding-bottom="0.125cm" fo:padding-left="0.25cm" fo:padding-right="0.25cm" fo:wrap-option="wrap" draw:shadow="hidden" draw:shadow-offset-x="0.2cm" draw:shadow-offset-y="0.2cm" draw:shadow-color="#808080" loext:decorative="false"/>
    </style:style>
    <style:style style:name="gr41"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42"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43"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44"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121cm" fo:min-width="0.782cm" fo:padding-top="0.125cm" fo:padding-bottom="0.125cm" fo:padding-left="0.25cm" fo:padding-right="0.25cm" fo:wrap-option="wrap" draw:shadow="hidden" draw:shadow-offset-x="0.2cm" draw:shadow-offset-y="0.2cm" draw:shadow-color="#808080" loext:decorative="false"/>
    </style:style>
    <style:style style:name="gr45"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46"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47"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48"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121cm" fo:min-width="0.783cm" fo:padding-top="0.125cm" fo:padding-bottom="0.125cm" fo:padding-left="0.25cm" fo:padding-right="0.25cm" fo:wrap-option="wrap" draw:shadow="hidden" draw:shadow-offset-x="0.2cm" draw:shadow-offset-y="0.2cm" draw:shadow-color="#808080" loext:decorative="false"/>
    </style:style>
    <style:style style:name="gr49"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50"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51"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52"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121cm" fo:min-width="0.783cm" fo:padding-top="0.125cm" fo:padding-bottom="0.125cm" fo:padding-left="0.25cm" fo:padding-right="0.25cm" fo:wrap-option="wrap" draw:shadow="hidden" draw:shadow-offset-x="0.2cm" draw:shadow-offset-y="0.2cm" draw:shadow-color="#808080" loext:decorative="false"/>
    </style:style>
    <style:style style:name="gr53"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54"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55"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56" style:family="graphic" style:parent-style-name="standard">
      <style:graphic-properties draw:stroke="none" svg:stroke-color="#000000" draw:fill="none" draw:fill-color="#ffffff" draw:auto-grow-height="true" draw:auto-grow-width="false" fo:min-height="0.385cm" loext:decorative="false"/>
      <style:paragraph-properties style:writing-mode="lr-tb"/>
    </style:style>
    <style:style style:name="gr57" style:family="graphic" style:parent-style-name="objectwithoutfill">
      <style:graphic-properties draw:marker-end="Arrowheads_20_15" draw:marker-end-width="0.3cm" draw:fill="none" draw:textarea-vertical-align="middle" loext:decorative="false"/>
    </style:style>
    <style:style style:name="gr58" style:family="graphic" style:parent-style-name="objectwithoutfill">
      <style:graphic-properties draw:marker-end="Arrowheads_20_16" draw:marker-end-width="0.3cm" draw:fill="none" draw:textarea-vertical-align="middle" loext:decorative="false"/>
    </style:style>
    <style:style style:name="gr59" style:family="graphic" style:parent-style-name="objectwithoutfill">
      <style:graphic-properties draw:marker-end="Arrowheads_20_17" draw:marker-end-width="0.3cm" draw:fill="none" draw:textarea-vertical-align="middle" loext:decorative="false"/>
    </style:style>
    <style:style style:name="gr60" style:family="graphic" style:parent-style-name="standard">
      <style:graphic-properties draw:stroke="none" svg:stroke-color="#000000" draw:fill="none" draw:fill-color="#ffffff" draw:auto-grow-height="true" draw:auto-grow-width="false" fo:min-height="0.713cm" loext:decorative="false"/>
      <style:paragraph-properties style:writing-mode="lr-tb"/>
    </style:style>
    <style:style style:name="gr61" style:family="graphic" style:parent-style-name="standard">
      <style:graphic-properties draw:stroke="none" svg:stroke-color="#000000" draw:fill="none" draw:fill-color="#ffffff" draw:auto-grow-height="true" draw:auto-grow-width="false" fo:min-height="0.585cm" loext:decorative="false"/>
      <style:paragraph-properties style:writing-mode="lr-tb"/>
    </style:style>
    <style:style style:name="gr62" style:family="graphic" style:parent-style-name="Object_20_with_20_no_20_fill_20_and_20_no_20_line">
      <style:graphic-properties draw:stroke="none" draw:fill="solid" draw:fill-color="#729fcf" draw:opacity="13%" draw:textarea-horizontal-align="center" draw:textarea-vertical-align="middle" draw:color-mode="standard" draw:luminance="0%" draw:contrast="0%" draw:gamma="100%" draw:red="0%" draw:green="0%" draw:blue="0%" fo:clip="rect(0cm, 0cm, 0cm, 0cm)" draw:image-opacity="100%" style:mirror="none" loext:decorative="false"/>
    </style:style>
    <style:style style:name="gr63" style:family="graphic" style:parent-style-name="standard">
      <style:graphic-properties draw:fill="solid" draw:fill-color="#729fcf" loext:fill-use-slide-background="false" draw:opacity="13%" draw:textarea-horizontal-align="justify" draw:textarea-vertical-align="middle" draw:auto-grow-height="false" fo:min-height="3.08cm" fo:min-width="3.31cm" fo:wrap-option="wrap" loext:decorative="false"/>
    </style:style>
    <style:style style:name="gr64" style:family="graphic" style:parent-style-name="standard">
      <style:graphic-properties draw:stroke="none" svg:stroke-color="#000000" draw:fill="solid" draw:fill-color="#729fcf" draw:opacity="13%" draw:auto-grow-height="true" draw:auto-grow-width="false" fo:min-height="0.385cm" loext:decorative="false"/>
      <style:paragraph-properties style:writing-mode="lr-tb"/>
    </style:style>
    <style:style style:name="gr65" style:family="graphic" style:parent-style-name="standard">
      <style:graphic-properties draw:textarea-horizontal-align="justify" draw:textarea-vertical-align="middle" draw:auto-grow-height="false" fo:min-height="0.199cm" fo:min-width="0cm" fo:wrap-option="wrap" loext:decorative="false"/>
    </style:style>
    <style:style style:name="gr66" style:family="graphic" style:parent-style-name="standard">
      <style:graphic-properties draw:textarea-horizontal-align="justify" draw:textarea-vertical-align="middle" draw:auto-grow-height="false" fo:min-height="0.703cm" fo:min-width="0.453cm" loext:decorative="false"/>
    </style:style>
    <style:style style:name="gr67" style:family="graphic" style:parent-style-name="objectwithoutfill">
      <style:graphic-properties draw:marker-start="Arrowheads_20_24" draw:marker-start-width="0.3cm" draw:marker-end="Arrowheads_20_25" draw:marker-end-width="0.3cm" draw:fill="none" draw:textarea-vertical-align="middle" loext:decorative="false"/>
    </style:style>
    <style:style style:name="gr68" style:family="graphic" style:parent-style-name="objectwithoutfill">
      <style:graphic-properties draw:marker-end="Arrowheads_20_26" draw:marker-end-width="0.3cm" draw:fill="none" draw:textarea-vertical-align="middle" loext:decorative="false"/>
    </style:style>
    <style:style style:name="gr69" style:family="graphic" style:parent-style-name="objectwithoutfill">
      <style:graphic-properties draw:marker-end="Arrowheads_20_27" draw:marker-end-width="0.3cm" draw:fill="none" draw:textarea-vertical-align="middle" loext:decorative="false"/>
    </style:style>
    <style:style style:name="gr70" style:family="graphic" style:parent-style-name="standard">
      <style:graphic-properties svg:stroke-color="#f7d1d5" draw:fill="solid" draw:fill-color="#ec9ba4" draw:opacity="31%" draw:textarea-horizontal-align="justify" draw:textarea-vertical-align="middle" draw:auto-grow-height="false" fo:min-height="2.615cm" fo:min-width="6.81cm" loext:decorative="false"/>
    </style:style>
    <style:style style:name="gr71" style:family="graphic" style:parent-style-name="objectwithoutfill">
      <style:graphic-properties draw:marker-end="Arrowheads_20_28" draw:marker-end-width="0.3cm" draw:fill="none" draw:textarea-vertical-align="middle" loext:decorative="false"/>
    </style:style>
    <style:style style:name="gr72" style:family="graphic" style:parent-style-name="objectwithoutfill">
      <style:graphic-properties draw:marker-end="Arrowheads_20_29" draw:marker-end-width="0.3cm" draw:fill="none" draw:textarea-vertical-align="middle" loext:decorative="false"/>
    </style:style>
    <style:style style:name="gr73" style:family="graphic" style:parent-style-name="standard">
      <style:graphic-properties draw:stroke="none" svg:stroke-color="#000000" draw:fill="none" draw:fill-color="#ffffff" draw:auto-grow-height="true" draw:auto-grow-width="false" fo:min-height="0.551cm" loext:decorative="false"/>
      <style:paragraph-properties style:writing-mode="lr-tb"/>
    </style:style>
    <style:style style:name="gr74" style:family="graphic" style:parent-style-name="objectwithoutfill">
      <style:graphic-properties draw:marker-end="Arrowheads_20_30" draw:marker-end-width="0.3cm" draw:fill="none" draw:textarea-vertical-align="middle" loext:decorative="false"/>
    </style:style>
    <style:style style:name="gr75" style:family="graphic" style:parent-style-name="objectwithoutfill">
      <style:graphic-properties draw:marker-end="Arrowheads_20_31" draw:marker-end-width="0.3cm" draw:fill="none" draw:textarea-vertical-align="middle" loext:decorative="false"/>
    </style:style>
    <style:style style:name="gr76" style:family="graphic">
      <style:graphic-properties style:protect="size" loext:decorative="false"/>
    </style:style>
    <style:style style:name="gr77" style:family="graphic" style:parent-style-name="standard">
      <style:graphic-properties svg:stroke-color="#2a6099" draw:fill="solid" draw:fill-color="#ffde59" loext:fill-use-slide-background="false" draw:opacity="50%" draw:textarea-horizontal-align="justify" draw:textarea-vertical-align="middle" draw:auto-grow-height="false" fo:min-height="3.56cm" fo:min-width="10.422cm" loext:decorative="false"/>
    </style:style>
    <style:style style:name="gr78" style:family="graphic" style:parent-style-name="standard">
      <style:graphic-properties draw:fill="solid" draw:fill-color="#ffdbb6" draw:opacity="14%" draw:textarea-horizontal-align="justify" draw:textarea-vertical-align="middle" draw:auto-grow-height="false" fo:min-height="2.925cm" fo:min-width="10.422cm" loext:decorative="false"/>
    </style:style>
    <style:style style:name="gr79" style:family="graphic" style:parent-style-name="standard">
      <style:graphic-properties svg:stroke-color="#6b5e9b" draw:fill="solid" draw:fill-color="#77bc65" loext:fill-use-slide-background="false" draw:opacity="50%" draw:textarea-horizontal-align="justify" draw:textarea-vertical-align="middle" draw:auto-grow-height="false" fo:min-height="3.215cm" fo:min-width="10.422cm" loext:decorative="false"/>
    </style:style>
    <style:style style:name="gr80" style:family="graphic" style:parent-style-name="standard">
      <style:graphic-properties draw:fill="solid" draw:fill-color="#ffffa6" draw:opacity="20%" draw:textarea-horizontal-align="justify" draw:textarea-vertical-align="middle" draw:auto-grow-height="false" fo:min-height="11.515cm" fo:min-width="9.025cm" loext:decorative="false"/>
    </style:style>
    <style:style style:name="gr81" style:family="graphic" style:parent-style-name="standard">
      <style:graphic-properties draw:fill="solid" draw:fill-color="#d4ea6b" loext:fill-use-slide-background="false" draw:opacity="30%" draw:textarea-horizontal-align="justify" draw:textarea-vertical-align="middle" draw:auto-grow-height="false" fo:min-height="2.29cm" fo:min-width="7.12cm" loext:decorative="false"/>
    </style:style>
    <style:style style:name="gr82"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007cm" fo:min-width="0.771cm" fo:padding-top="0.125cm" fo:padding-bottom="0.125cm" fo:padding-left="0.25cm" fo:padding-right="0.25cm" fo:wrap-option="wrap" draw:shadow="hidden" draw:shadow-offset-x="0.2cm" draw:shadow-offset-y="0.2cm" draw:shadow-color="#808080" loext:decorative="false"/>
    </style:style>
    <style:style style:name="gr83"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loext:decorative="false"/>
    </style:style>
    <style:style style:name="gr84"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85" style:family="graphic" style:parent-style-name="standard" style:list-style-name="L2">
      <style:graphic-properties draw:stroke="solid" draw:stroke-dash="Dashed_20__28_var_29__20_2" svg:stroke-width="0.018cm" svg:stroke-color="#2a6099" draw:marker-start="" draw:marker-start-width="0.182cm" draw:marker-start-center="false" draw:marker-end="" draw:marker-end-width="0.182cm" draw:marker-end-center="false" draw:fill="solid" draw:fill-color="#8e86ae" draw:textarea-horizontal-align="justify" draw:textarea-vertical-align="middle" draw:auto-grow-height="false" fo:min-height="0.307cm" fo:min-width="2.018cm" fo:padding-top="0.119cm" fo:padding-bottom="0.119cm" fo:padding-left="0.244cm" fo:padding-right="0.244cm" fo:wrap-option="no-wrap" draw:shadow="hidden" draw:shadow-offset-x="0.03cm" draw:shadow-offset-y="0.03cm" draw:shadow-color="#808080" style:writing-mode="lr-tb" loext:decorative="false"/>
      <style:paragraph-properties style:writing-mode="lr-tb"/>
    </style:style>
    <style:style style:name="gr86" style:family="graphic" style:parent-style-name="standard">
      <style:graphic-properties draw:fill="none" loext:fill-use-slide-background="false" draw:textarea-horizontal-align="justify" draw:textarea-vertical-align="middle" draw:auto-grow-height="false" fo:min-height="1.02cm" fo:min-width="5.215cm" loext:decorative="false"/>
    </style:style>
    <style:style style:name="gr87" style:family="graphic" style:parent-style-name="standard">
      <style:graphic-properties draw:stroke="none" svg:stroke-color="#000000" draw:fill="none" draw:fill-color="#ffffff" draw:auto-grow-height="true" draw:auto-grow-width="false" fo:min-height="0.32cm" loext:decorative="false"/>
      <style:paragraph-properties style:writing-mode="lr-tb"/>
    </style:style>
    <style:style style:name="gr88"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665cm" fo:min-width="0.348cm" fo:padding-top="0.125cm" fo:padding-bottom="0.125cm" fo:padding-left="0.25cm" fo:padding-right="0.25cm" fo:wrap-option="wrap" draw:shadow="hidden" draw:shadow-offset-x="0.2cm" draw:shadow-offset-y="0.2cm" draw:shadow-color="#808080" loext:decorative="false"/>
    </style:style>
    <style:style style:name="gr89"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0"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1"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2"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598cm" fo:min-width="0.55cm" fo:padding-top="0.125cm" fo:padding-bottom="0.125cm" fo:padding-left="0.25cm" fo:padding-right="0.25cm" fo:wrap-option="wrap" draw:shadow="hidden" draw:shadow-offset-x="0.2cm" draw:shadow-offset-y="0.2cm" draw:shadow-color="#808080" loext:decorative="false"/>
    </style:style>
    <style:style style:name="gr93"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loext:decorative="false"/>
    </style:style>
    <style:style style:name="gr94"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5"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6" style:family="graphic" style:parent-style-name="standard">
      <style:graphic-properties draw:fill="none" loext:fill-use-slide-background="false" draw:textarea-horizontal-align="justify" draw:textarea-vertical-align="middle" draw:auto-grow-height="false" fo:min-height="0.896cm" fo:min-width="1.916cm" loext:decorative="false"/>
    </style:style>
    <style:style style:name="gr97"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665cm" fo:min-width="0.347cm" fo:padding-top="0.125cm" fo:padding-bottom="0.125cm" fo:padding-left="0.25cm" fo:padding-right="0.25cm" fo:wrap-option="wrap" draw:shadow="hidden" draw:shadow-offset-x="0.2cm" draw:shadow-offset-y="0.2cm" draw:shadow-color="#808080" loext:decorative="false"/>
    </style:style>
    <style:style style:name="gr98"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9"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00"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01"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665cm" fo:min-width="0.348cm" fo:padding-top="0.125cm" fo:padding-bottom="0.125cm" fo:padding-left="0.25cm" fo:padding-right="0.25cm" fo:wrap-option="wrap" draw:shadow="hidden" draw:shadow-offset-x="0.2cm" draw:shadow-offset-y="0.2cm" draw:shadow-color="#808080" loext:decorative="false"/>
    </style:style>
    <style:style style:name="gr102"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03"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04"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05"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665cm" fo:min-width="0.348cm" fo:padding-top="0.125cm" fo:padding-bottom="0.125cm" fo:padding-left="0.25cm" fo:padding-right="0.25cm" fo:wrap-option="wrap" draw:shadow="hidden" draw:shadow-offset-x="0.2cm" draw:shadow-offset-y="0.2cm" draw:shadow-color="#808080" loext:decorative="false"/>
    </style:style>
    <style:style style:name="gr106"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07"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08"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09"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665cm" fo:min-width="0.348cm" fo:padding-top="0.125cm" fo:padding-bottom="0.125cm" fo:padding-left="0.25cm" fo:padding-right="0.25cm" fo:wrap-option="wrap" draw:shadow="hidden" draw:shadow-offset-x="0.2cm" draw:shadow-offset-y="0.2cm" draw:shadow-color="#808080" loext:decorative="false"/>
    </style:style>
    <style:style style:name="gr110"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11"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12"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13"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665cm" fo:min-width="0.348cm" fo:padding-top="0.125cm" fo:padding-bottom="0.125cm" fo:padding-left="0.25cm" fo:padding-right="0.25cm" fo:wrap-option="wrap" draw:shadow="hidden" draw:shadow-offset-x="0.2cm" draw:shadow-offset-y="0.2cm" draw:shadow-color="#808080" loext:decorative="false"/>
    </style:style>
    <style:style style:name="gr114"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15"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16"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17"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665cm" fo:min-width="0.348cm" fo:padding-top="0.125cm" fo:padding-bottom="0.125cm" fo:padding-left="0.25cm" fo:padding-right="0.25cm" fo:wrap-option="wrap" draw:shadow="hidden" draw:shadow-offset-x="0.2cm" draw:shadow-offset-y="0.2cm" draw:shadow-color="#808080" loext:decorative="false"/>
    </style:style>
    <style:style style:name="gr118"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19"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20" style:family="graphic" style:parent-style-name="standard" style:list-style-name="L2">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21" style:family="graphic" style:parent-style-name="standard">
      <style:graphic-properties draw:fill="solid" draw:fill-color="#729fcf" loext:fill-use-slide-background="false" draw:opacity="13%" draw:textarea-horizontal-align="justify" draw:textarea-vertical-align="middle" draw:auto-grow-height="false" fo:min-height="2.364cm" fo:min-width="1.987cm" fo:wrap-option="wrap" loext:decorative="false"/>
    </style:style>
    <style:style style:name="gr122" style:family="graphic" style:parent-style-name="standard">
      <style:graphic-properties draw:textarea-horizontal-align="justify" draw:textarea-vertical-align="middle" draw:auto-grow-height="false" fo:min-height="0.199cm" fo:min-width="0cm" fo:wrap-option="wrap" loext:decorative="false"/>
      <style:paragraph-properties style:writing-mode="lr-tb"/>
    </style:style>
    <style:style style:name="gr123" style:family="graphic" style:parent-style-name="standard">
      <style:graphic-properties draw:fill="none" loext:fill-use-slide-background="false" draw:textarea-horizontal-align="justify" draw:textarea-vertical-align="middle" draw:auto-grow-height="false" fo:min-height="2.042cm" fo:min-width="3.227cm" loext:decorative="false"/>
    </style:style>
    <style:style style:name="gr124" style:family="graphic" style:parent-style-name="standard">
      <style:graphic-properties draw:fill="none" loext:fill-use-slide-background="false" draw:textarea-horizontal-align="justify" draw:textarea-vertical-align="middle" draw:auto-grow-height="false" fo:min-height="2.042cm" fo:min-width="2.427cm" loext:decorative="false"/>
    </style:style>
    <style:style style:name="gr125" style:family="graphic" style:parent-style-name="objectwithoutfill">
      <style:graphic-properties draw:marker-end="Arrowheads_20_34" draw:marker-end-width="0.3cm" draw:fill="none" draw:textarea-vertical-align="middle" loext:decorative="false"/>
    </style:style>
    <style:style style:name="gr126" style:family="graphic" style:parent-style-name="objectwithoutfill">
      <style:graphic-properties draw:marker-end="Arrowheads_20_35" draw:marker-end-width="0.3cm" draw:fill="none" draw:textarea-vertical-align="middle" loext:decorative="false"/>
    </style:style>
    <style:style style:name="gr127" style:family="graphic" style:parent-style-name="objectwithoutfill">
      <style:graphic-properties draw:marker-end="Arrowheads_20_36" draw:marker-end-width="0.3cm" draw:fill="none" draw:textarea-vertical-align="middle" loext:decorative="false"/>
    </style:style>
    <style:style style:name="gr128" style:family="graphic" style:parent-style-name="objectwithoutfill">
      <style:graphic-properties draw:marker-end="Arrowheads_20_38" draw:marker-end-width="0.3cm" draw:fill="none" draw:textarea-vertical-align="middle" loext:decorative="false"/>
    </style:style>
    <style:style style:name="gr129" style:family="graphic" style:parent-style-name="objectwithoutfill">
      <style:graphic-properties draw:marker-end="Arrowheads_20_42" draw:marker-end-width="0.3cm" draw:fill="none" draw:textarea-vertical-align="middle" loext:decorative="false"/>
    </style:style>
    <style:style style:name="gr130" style:family="graphic" style:parent-style-name="standard">
      <style:graphic-properties draw:fill="solid" draw:fill-color="#d4ea6b" draw:textarea-horizontal-align="justify" draw:textarea-vertical-align="middle" draw:auto-grow-height="false" fo:min-height="0.385cm" fo:min-width="2.04cm" style:writing-mode="lr-tb" loext:decorative="false"/>
      <style:paragraph-properties style:writing-mode="lr-tb"/>
    </style:style>
    <style:style style:name="gr131" style:family="graphic" style:parent-style-name="objectwithoutfill">
      <style:graphic-properties draw:marker-end="Arrowheads_20_44" draw:marker-end-width="0.3cm" draw:fill="none" draw:textarea-vertical-align="middle" loext:decorative="false"/>
    </style:style>
    <style:style style:name="gr132" style:family="graphic" style:parent-style-name="objectwithoutfill">
      <style:graphic-properties draw:marker-end="Arrowheads_20_47" draw:marker-end-width="0.3cm" draw:fill="none" draw:textarea-vertical-align="middle" loext:decorative="false"/>
    </style:style>
    <style:style style:name="gr133" style:family="graphic" style:parent-style-name="objectwithoutfill">
      <style:graphic-properties draw:marker-end="Arrowheads_20_48" draw:marker-end-width="0.3cm" draw:fill="none" draw:textarea-vertical-align="middle" loext:decorative="false"/>
    </style:style>
    <style:style style:name="gr134" style:family="graphic" style:parent-style-name="objectwithoutfill">
      <style:graphic-properties draw:marker-end="Arrowheads_20_49" draw:marker-end-width="0.3cm" draw:fill="none" draw:textarea-vertical-align="middle" loext:decorative="false"/>
    </style:style>
    <style:style style:name="gr135" style:family="graphic" style:parent-style-name="objectwithoutfill">
      <style:graphic-properties draw:marker-end="Arrowheads_20_50" draw:marker-end-width="0.3cm" draw:fill="none" draw:textarea-vertical-align="middle" loext:decorative="false"/>
    </style:style>
    <style:style style:name="gr136"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37" style:family="graphic" style:parent-style-name="objectwithoutfill">
      <style:graphic-properties draw:stroke="dash" draw:stroke-dash="Long_20_Dash" svg:stroke-width="0.028cm" draw:marker-start-width="0.242cm" draw:marker-end-width="0.242cm" svg:stroke-linecap="butt" draw:fill="none" draw:textarea-vertical-align="middle" fo:padding-top="0.139cm" fo:padding-bottom="0.139cm" fo:padding-left="0.264cm" fo:padding-right="0.264cm" loext:decorative="false"/>
    </style:style>
    <style:style style:name="gr1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notes">
      <style:graphic-properties draw:fill-color="#ffffff" draw:auto-grow-height="false" fo:min-height="13.365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de59" draw:opacity="50%"/>
      <style:paragraph-properties fo:text-align="center"/>
    </style:style>
    <style:style style:name="P6"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7"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8" style:family="paragraph">
      <loext:graphic-properties draw:fill="none" draw:fill-color="#ffffff"/>
      <style:text-properties fo:font-size="12pt" fo:font-weight="normal" style:font-size-asian="12pt" style:font-weight-asian="normal" style:font-size-complex="12pt" style:font-weight-complex="normal"/>
    </style:style>
    <style:style style:name="P9"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3" style:family="paragraph">
      <style:paragraph-properties fo:margin-top="0.42cm" fo:margin-bottom="0.35cm"/>
    </style:style>
    <style:style style:name="P14" style:family="paragraph">
      <loext:graphic-properties draw:fill="none" draw:fill-color="#ffffff"/>
      <style:text-properties fo:font-size="9pt" style:font-size-asian="9pt" style:font-size-complex="9pt"/>
    </style:style>
    <style:style style:name="P15" style:family="paragraph">
      <loext:graphic-properties draw:fill="solid" draw:fill-color="#729fcf" draw:opacity="13%"/>
      <style:paragraph-properties fo:text-align="center"/>
    </style:style>
    <style:style style:name="P16" style:family="paragraph">
      <loext:graphic-properties draw:fill="solid" draw:fill-color="#729fcf" draw:opacity="13%"/>
      <style:text-properties fo:font-size="9pt" style:font-size-asian="9pt" style:font-size-complex="9pt"/>
    </style:style>
    <style:style style:name="P17" style:family="paragraph">
      <style:paragraph-properties fo:text-align="center"/>
    </style:style>
    <style:style style:name="P18" style:family="paragraph">
      <loext:graphic-properties draw:fill="none" draw:fill-color="#ffffff"/>
      <style:text-properties fo:font-size="7pt" style:font-size-asian="7pt" style:font-size-complex="7pt"/>
    </style:style>
    <style:style style:name="P19" style:family="paragraph">
      <loext:graphic-properties draw:fill="solid" draw:fill-color="#ec9ba4" draw:opacity="31%"/>
      <style:paragraph-properties fo:text-align="center"/>
    </style:style>
    <style:style style:name="P20" style:family="paragraph">
      <loext:graphic-properties draw:fill="none" draw:fill-color="#ffffff"/>
      <style:paragraph-properties fo:margin-top="0.42cm" fo:margin-bottom="0.35cm"/>
      <style:text-properties fo:font-size="7pt" style:font-size-asian="7pt" style:font-size-complex="7pt"/>
    </style:style>
    <style:style style:name="P21" style:family="paragraph">
      <loext:graphic-properties draw:fill-color="#ffffff"/>
    </style:style>
    <style:style style:name="P22" style:family="paragraph">
      <loext:graphic-properties draw:fill="solid" draw:fill-color="#ffdbb6" draw:opacity="14%"/>
      <style:paragraph-properties fo:text-align="center"/>
    </style:style>
    <style:style style:name="P23" style:family="paragraph">
      <loext:graphic-properties draw:fill="solid" draw:fill-color="#77bc65" draw:opacity="50%"/>
      <style:paragraph-properties fo:text-align="center"/>
    </style:style>
    <style:style style:name="P24" style:family="paragraph">
      <loext:graphic-properties draw:fill="solid" draw:fill-color="#ffffa6" draw:opacity="20%"/>
      <style:paragraph-properties fo:text-align="center"/>
    </style:style>
    <style:style style:name="P25" style:family="paragraph">
      <loext:graphic-properties draw:fill="solid" draw:fill-color="#d4ea6b" draw:opacity="30%"/>
      <style:paragraph-properties fo:text-align="center"/>
    </style:style>
    <style:style style:name="P26" style:family="paragraph">
      <loext:graphic-properties draw:fill="solid" draw:fill-color="#8e86ae"/>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7" style:family="paragraph">
      <style:text-properties fo:font-size="12pt" style:font-size-asian="12pt" style:font-size-complex="12pt"/>
    </style:style>
    <style:style style:name="P28" style:family="paragraph">
      <style:text-properties fo:font-size="7pt" style:font-size-asian="7pt" style:font-size-complex="7pt"/>
    </style:style>
    <style:style style:name="P29" style:family="paragraph">
      <style:paragraph-properties fo:text-align="center"/>
      <style:text-properties fo:font-size="7pt" style:font-size-asian="7pt" style:font-size-complex="7pt"/>
    </style:style>
    <style:style style:name="P30" style:family="paragraph">
      <style:paragraph-properties fo:text-align="center"/>
      <style:text-properties fo:font-weight="normal" style:font-weight-asian="normal" style:font-weight-complex="normal"/>
    </style:style>
    <style:style style:name="P31" style:family="paragraph">
      <loext:graphic-properties draw:fill="solid" draw:fill-color="#d4ea6b"/>
      <style:paragraph-properties fo:text-align="center" style:writing-mode="lr-tb"/>
      <style:text-properties fo:font-weight="normal" style:font-weight-asian="normal" style:font-weight-complex="normal"/>
    </style:style>
    <style:style style:name="P32" style:family="paragraph">
      <loext:graphic-properties draw:fill="none" draw:fill-color="#ffffff"/>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9pt" style:font-size-asian="9pt" style:font-size-complex="9pt"/>
    </style:style>
    <style:style style:name="T4" style:family="text">
      <style:text-properties fo:font-size="8pt" style:font-size-asian="8pt" style:font-size-complex="8pt"/>
    </style:style>
    <style:style style:name="T5" style:family="text">
      <style:text-properties fo:font-size="7pt" style:font-size-asian="7pt" style:font-size-complex="7pt"/>
    </style:style>
    <style:style style:name="T6" style:family="text">
      <style:text-properties fo:color="#c9211e" loext:opacity="100%" fo:font-size="9pt" fo:font-weight="bold" style:font-size-asian="9pt" style:font-weight-asian="bold" style:font-size-complex="9pt" style:font-weight-complex="bold"/>
    </style:style>
    <style:style style:name="T7" style:family="text">
      <style:text-properties fo:font-size="8pt" fo:font-weight="normal" style:font-size-asian="8pt" style:font-weight-asian="normal" style:font-size-complex="8pt" style:font-weight-complex="normal"/>
    </style:style>
    <style:style style:name="T8" style:family="text">
      <style:text-properties fo:color="#c9211e"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style-name="gr1" xml:id="id4" draw:id="id4">
          <draw:custom-shape draw:style-name="gr2" draw:text-style-name="P1" draw:layer="layout" svg:width="8.89cm" svg:height="1.905cm" svg:x="1.29cm" svg:y="0.6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3" draw:text-style-name="P1" draw:layer="layout" svg:width="1.31cm" svg:height="1.27cm" svg:x="1.825cm" svg:y="0.97cm">
            <draw:image xlink:href="Pictures/10000000000000E4000000DDB3E40F55.jpg" xlink:type="simple" xlink:show="embed" xlink:actuate="onLoad" draw:mime-type="image/jpeg">
              <text:p/>
            </draw:image>
          </draw:frame>
          <draw:frame draw:style-name="gr3" draw:text-style-name="P1" draw:layer="layout" svg:width="1.27cm" svg:height="1.27cm" svg:x="6.495cm" svg:y="0.935cm">
            <draw:image xlink:href="Pictures/100000000000010000000100D8F7752F.png" xlink:type="simple" xlink:show="embed" xlink:actuate="onLoad" draw:mime-type="image/png">
              <text:p/>
            </draw:image>
          </draw:frame>
          <draw:frame draw:style-name="gr3" draw:text-style-name="P1" draw:layer="layout" svg:width="1.43cm" svg:height="1.405cm" svg:x="8.24cm" svg:y="0.835cm">
            <draw:image xlink:href="Pictures/100000010000032000000312188CD872.png" xlink:type="simple" xlink:show="embed" xlink:actuate="onLoad" draw:mime-type="image/png">
              <text:p/>
            </draw:image>
          </draw:frame>
          <draw:frame draw:style-name="gr3" draw:text-style-name="P1" draw:layer="layout" svg:width="0.982cm" svg:height="1.207cm" svg:x="5.035cm" svg:y="0.97cm">
            <draw:image xlink:href="Pictures/100000010000050000000626051E5D11.png" xlink:type="simple" xlink:show="embed" xlink:actuate="onLoad" draw:mime-type="image/png">
              <text:p/>
            </draw:image>
          </draw:frame>
          <draw:frame draw:style-name="gr3" draw:text-style-name="P1" draw:layer="layout" svg:width="1.67cm" svg:height="1.67cm" svg:x="3.265cm" svg:y="0.77cm">
            <draw:image xlink:href="Pictures/10000000000003840000038472A89E53.jpg" xlink:type="simple" xlink:show="embed" xlink:actuate="onLoad" draw:mime-type="image/jpeg">
              <text:p/>
            </draw:image>
          </draw:frame>
        </draw:g>
        <draw:g draw:name="type-service" draw:style-name="gr4">
          <draw:polygon draw:style-name="gr5" draw:text-style-name="P2" draw:layer="layout" svg:width="0.747cm" svg:height="0.633cm" svg:x="25.48cm" svg:y="4.025cm" svg:viewBox="0 0 748 634" draw:points="511,133 598,58 682,125 593,200 624,266 748,266 748,364 624,364 593,431 682,504 598,574 511,499 431,525 431,634 316,634 316,525 237,499 149,574 69,504 155,431 125,365 0,365 0,266 125,266 155,200 69,125 149,58 237,133 316,105 316,0 431,0 431,105">
            <text:p/>
          </draw:polygon>
          <draw:path draw:style-name="gr6" draw:text-style-name="P2" draw:layer="layout" svg:width="0.254cm" svg:height="0.216cm" svg:x="25.727cm" svg:y="4.233cm" svg:viewBox="0 0 255 217" svg:d="M255 108c0-58-58-108-128-108-69 0-127 50-127 108 0 60 58 109 127 109 70 0 128-49 128-109z">
            <text:p/>
          </draw:path>
          <draw:polygon draw:style-name="gr7" draw:text-style-name="P2" draw:layer="layout" svg:width="0.747cm" svg:height="0.631cm" svg:x="25.687cm" svg:y="4.199cm" svg:viewBox="0 0 748 632" draw:points="511,131 598,58 682,125 593,200 624,266 748,266 748,364 624,364 593,431 682,504 598,575 511,499 433,527 433,632 316,632 316,527 237,499 149,575 69,504 155,431 122,364 0,364 0,266 122,266 155,200 69,125 149,58 237,131 316,105 316,0 433,0 433,105">
            <text:p/>
          </draw:polygon>
          <draw:path draw:style-name="gr8" draw:text-style-name="P2" draw:layer="layout" svg:width="0.257cm" svg:height="0.216cm" svg:x="25.933cm" svg:y="4.407cm" svg:viewBox="0 0 258 217" svg:d="M258 108c0-59-58-108-130-108-70 0-128 49-128 108 0 60 58 109 128 109 72 0 130-49 130-109z">
            <text:p/>
          </draw:path>
        </draw:g>
        <draw:g draw:name="user-identity" draw:style-name="gr1">
          <draw:custom-shape draw:style-name="gr9" draw:text-style-name="P3" draw:layer="layout" svg:width="1.428cm" svg:height="1.25cm" svg:x="0.708cm" svg:y="9.899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 draw:text-style-name="P4" draw:layer="layout" svg:width="0.357cm" svg:height="0.312cm" svg:x="1.244cm" svg:y="10.2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 draw:text-style-name="P4" draw:layer="layout" svg:width="0.714cm" svg:height="0.549cm" svg:x="1.065cm" svg:y="10.564cm" draw:kind="arc" draw:start-angle="1.12" draw:end-angle="179.38">
            <text:p/>
          </draw:ellipse>
        </draw:g>
        <draw:custom-shape draw:style-name="gr12" draw:text-style-name="P5" draw:layer="layout" svg:width="13.335cm" svg:height="5.657cm" svg:x="13.97cm" svg:y="3.175cm">
          <text:p/>
          <draw:enhanced-geometry svg:viewBox="0 0 21600 21600" draw:type="rectangle" draw:enhanced-path="M 0 0 L 21600 0 21600 21600 0 21600 0 0 Z N"/>
        </draw:custom-shape>
        <draw:custom-shape draw:name="Database" draw:style-name="gr13" draw:text-style-name="P7" xml:id="id2" draw:id="id2" draw:layer="layout" svg:width="3cm" svg:height="1.541cm" svg:x="19.45cm" svg:y="6.714cm">
          <text:p text:style-name="P6"><text:span text:style-name="T1">Vector DB</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custom-shape draw:style-name="gr14" draw:text-style-name="P1" xml:id="id1" draw:id="id1" draw:layer="layout" svg:width="11.43cm" svg:height="1.27cm" svg:x="15.24cm" svg:y="3.845cm">
          <text:p/>
          <draw:enhanced-geometry svg:viewBox="0 0 21600 21600" draw:mirror-horizontal="false" draw:mirror-vertical="false" draw:type="rectangle" draw:enhanced-path="M 0 0 L 21600 0 21600 21600 0 21600 0 0 Z N"/>
        </draw:custom-shape>
        <draw:frame draw:style-name="gr15" draw:text-style-name="P8" draw:layer="layout" svg:width="4.099cm" svg:height="0.725cm" svg:x="18.761cm" svg:y="4.127cm">
          <draw:text-box>
            <text:p><text:span text:style-name="T2">Embedding Model</text:span></text:p>
          </draw:text-box>
        </draw:frame>
        <draw:g draw:name="video-display" draw:style-name="gr1" xml:id="id9" draw:id="id9">
          <draw:custom-shape draw:style-name="gr16" draw:text-style-name="P9" draw:layer="layout" svg:width="1.335cm" svg:height="0.901cm" svg:x="11.095cm" svg:y="7.02cm">
            <text:p/>
            <draw:enhanced-geometry svg:viewBox="0 0 21600 21600" draw:mirror-horizontal="false" draw:mirror-vertical="false" draw:type="rectangle" draw:enhanced-path="M 0 0 L 21600 0 21600 21600 0 21600 0 0 Z N"/>
          </draw:custom-shape>
          <draw:rect draw:style-name="gr17" draw:text-style-name="P10" draw:layer="layout" svg:width="1.068cm" svg:height="0.643cm" svg:x="11.229cm" svg:y="7.149cm">
            <text:p/>
          </draw:rect>
          <draw:custom-shape draw:style-name="gr18" draw:text-style-name="P9" draw:layer="layout" svg:width="0.267cm" svg:height="0.128cm" svg:x="11.629cm" svg:y="7.921cm">
            <text:p/>
            <draw:enhanced-geometry svg:viewBox="0 0 21600 21600" draw:mirror-horizontal="false" draw:mirror-vertical="false" draw:type="rectangle" draw:enhanced-path="M 0 0 L 21600 0 21600 21600 0 21600 0 0 Z N"/>
          </draw:custom-shape>
          <draw:custom-shape draw:style-name="gr19" draw:text-style-name="P9" draw:layer="layout" svg:width="0.534cm" svg:height="0.001cm" svg:x="11.496cm" svg:y="8.049cm">
            <text:p/>
            <draw:enhanced-geometry svg:viewBox="0 0 21600 21600" draw:mirror-horizontal="false" draw:mirror-vertical="false" draw:type="rectangle" draw:enhanced-path="M 0 0 L 21600 0 21600 21600 0 21600 0 0 Z N"/>
          </draw:custom-shape>
        </draw:g>
        <draw:connector draw:style-name="gr20" draw:text-style-name="P1" draw:layer="layout" draw:type="line" svg:x1="20.955cm" svg:y1="5.115cm" svg:x2="20.95cm" svg:y2="6.714cm" draw:start-shape="id1" draw:start-glue-point="2" draw:end-shape="id2" draw:end-glue-point="5" svg:d="M20955 5115l-5 1599" svg:viewBox="0 0 6 1600">
          <text:p/>
        </draw:connector>
        <draw:connector draw:style-name="gr21" draw:text-style-name="P1" draw:layer="layout" draw:type="line" svg:x1="20.95cm" svg:y1="8.255cm" svg:x2="21.004cm" svg:y2="10.195cm" draw:start-shape="id2" draw:start-glue-point="7" draw:end-shape="id3" draw:end-glue-point="0" svg:d="M20950 8255l54 1940" svg:viewBox="0 0 55 1941">
          <text:p/>
        </draw:connector>
        <draw:frame draw:style-name="gr3" draw:text-style-name="P1" xml:id="id10" draw:id="id10" draw:layer="layout" svg:width="1.27cm" svg:height="1.27cm" svg:x="6.515cm" svg:y="13.8cm">
          <draw:image xlink:href="Pictures/1000000100000F0000000F00C4FF99AD.png" xlink:type="simple" xlink:show="embed" xlink:actuate="onLoad" draw:mime-type="image/png">
            <text:p/>
          </draw:image>
        </draw:frame>
        <draw:g draw:style-name="gr4" xml:id="id12" draw:id="id12">
          <draw:frame draw:style-name="gr3" draw:text-style-name="P1" draw:layer="layout" svg:width="1.153cm" svg:height="1.153cm" svg:x="0.57cm" svg:y="14.487cm">
            <draw:image xlink:href="Pictures/100000010000043800000438B2D9600F.png" xlink:type="simple" xlink:show="embed" xlink:actuate="onLoad" draw:mime-type="image/png">
              <text:p/>
            </draw:image>
          </draw:frame>
          <draw:frame draw:style-name="gr3" draw:text-style-name="P1" draw:layer="layout" svg:width="1.185cm" svg:height="1.183cm" svg:x="2.144cm" svg:y="13.849cm">
            <draw:image xlink:href="Pictures/10000001000004A00000049FCDFF5455.png" xlink:type="simple" xlink:show="embed" xlink:actuate="onLoad" draw:mime-type="image/png">
              <text:p/>
            </draw:image>
          </draw:frame>
          <draw:frame draw:style-name="gr3" draw:text-style-name="P1" draw:layer="layout" svg:width="1.054cm" svg:height="1.054cm" svg:x="0.751cm" svg:y="13.335cm">
            <draw:image xlink:href="Pictures/1000000100000200000002000D28541A.png" xlink:type="simple" xlink:show="embed" xlink:actuate="onLoad" draw:mime-type="image/png">
              <text:p/>
            </draw:image>
          </draw:frame>
        </draw:g>
        <draw:g draw:style-name="gr1" xml:id="id5" draw:id="id5">
          <draw:g draw:name="document-template" draw:style-name="gr1">
            <draw:custom-shape draw:style-name="gr22" draw:text-style-name="P3" draw:layer="layout" svg:width="1.27cm" svg:height="1.37cm" svg:x="13.645cm" svg:y="0.835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line draw:style-name="gr23" draw:text-style-name="P11" draw:layer="layout" svg:width="0.684cm" svg:height="0.477cm" draw:transform="rotate (1.5707963267949) translate (14.04251cm 1.8625cm)" svg:viewBox="0 0 685 478" draw:points="0,318 0,476 514,478 685,319 685,1 343,0">
              <text:p/>
            </draw:polyline>
            <draw:polygon draw:style-name="gr24" draw:text-style-name="P4" draw:layer="layout" svg:width="0.238cm" svg:height="0.257cm" svg:x="14.043cm" svg:y="1.605cm" svg:viewBox="0 0 239 258" draw:points="0,258 239,258 0,0">
              <text:p/>
            </draw:polygon>
            <draw:polygon draw:style-name="gr25" draw:text-style-name="P4" draw:layer="layout" svg:width="0.17cm" svg:height="0.158cm" draw:transform="rotate (-1.5707963267949) translate (14.5213cm 1.17887cm)" svg:viewBox="0 0 171 159" draw:points="0,159 171,159 171,0">
              <text:p/>
            </draw:polygon>
          </draw:g>
          <draw:g draw:name="folder-image" draw:style-name="gr1">
            <draw:custom-shape draw:style-name="gr26" draw:text-style-name="P3" draw:layer="layout" svg:width="1.575cm" svg:height="1.27cm" svg:x="14.945cm" svg:y="0.935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7" draw:text-style-name="P4" draw:layer="layout" svg:width="0.197cm" svg:height="0.159cm" svg:x="15.438cm" svg:y="1.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28" draw:text-style-name="P11" draw:layer="layout" svg:width="0.506cm" svg:height="0.247cm" draw:transform="skewX (-0.211359372416513) rotate (0.679631210726592) translate (15.437975cm 1.80749cm)" svg:viewBox="0 0 507 248" draw:points="0,0 253,0 253,125 506,125 507,248">
              <text:p/>
            </draw:polyline>
            <draw:polygon draw:style-name="gr29" draw:text-style-name="P12" draw:layer="layout" svg:width="0.787cm" svg:height="0.634cm" svg:x="15.34cm" svg:y="1.253cm" svg:viewBox="0 0 788 635" draw:points="788,0 0,0 0,635 788,635">
              <text:p/>
            </draw:polygon>
          </draw:g>
          <draw:custom-shape draw:style-name="gr30" draw:text-style-name="P1" draw:layer="layout" svg:width="3.81cm" svg:height="1.905cm" svg:x="13.01cm" svg:y="0.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g draw:style-name="gr1" xml:id="id6" draw:id="id6">
          <draw:custom-shape draw:style-name="gr31" draw:text-style-name="P1" draw:layer="layout" svg:width="3.845cm" svg:height="1.905cm" svg:x="19.015cm" svg:y="0.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1">
            <draw:g draw:name="document-template" draw:style-name="gr1">
              <draw:custom-shape draw:style-name="gr32" draw:text-style-name="P3" draw:layer="layout" svg:width="1.282cm" svg:height="1.37cm" svg:x="19.252cm" svg:y="0.835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line draw:style-name="gr33" draw:text-style-name="P11" draw:layer="layout" svg:width="0.684cm" svg:height="0.481cm" draw:transform="rotate (1.5707963267949) translate (19.6533204593176cm 1.8625cm)" svg:viewBox="0 0 685 482" draw:points="0,321 0,480 514,482 685,322 685,1 343,0">
                <text:p/>
              </draw:polyline>
              <draw:polygon draw:style-name="gr34" draw:text-style-name="P4" draw:layer="layout" svg:width="0.24cm" svg:height="0.257cm" svg:x="19.654cm" svg:y="1.605cm" svg:viewBox="0 0 241 258" draw:points="0,258 241,258 0,0">
                <text:p/>
              </draw:polygon>
              <draw:polygon draw:style-name="gr35" draw:text-style-name="P4" draw:layer="layout" svg:width="0.17cm" svg:height="0.159cm" draw:transform="rotate (-1.5707963267949) translate (20.1365087926509cm 1.17887cm)" svg:viewBox="0 0 171 160" draw:points="0,160 171,160 171,0">
                <text:p/>
              </draw:polygon>
            </draw:g>
            <draw:g draw:name="document-template 1" draw:style-name="gr1">
              <draw:custom-shape draw:style-name="gr36" draw:text-style-name="P3" draw:layer="layout" svg:width="1.282cm" svg:height="1.37cm" svg:x="19.454cm" svg:y="0.835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line draw:style-name="gr37" draw:text-style-name="P11" draw:layer="layout" svg:width="0.684cm" svg:height="0.481cm" draw:transform="rotate (1.5707963267949) translate (19.8551577296588cm 1.8625cm)" svg:viewBox="0 0 685 482" draw:points="0,321 0,480 514,482 685,322 685,1 343,0">
                <text:p/>
              </draw:polyline>
              <draw:polygon draw:style-name="gr38" draw:text-style-name="P4" draw:layer="layout" svg:width="0.24cm" svg:height="0.257cm" svg:x="19.856cm" svg:y="1.605cm" svg:viewBox="0 0 241 258" draw:points="0,258 241,258 0,0">
                <text:p/>
              </draw:polygon>
              <draw:polygon draw:style-name="gr39" draw:text-style-name="P4" draw:layer="layout" svg:width="0.17cm" svg:height="0.159cm" draw:transform="rotate (-1.5707963267949) translate (20.3383460629921cm 1.17887cm)" svg:viewBox="0 0 171 160" draw:points="0,160 171,160 171,0">
                <text:p/>
              </draw:polygon>
            </draw:g>
          </draw:g>
          <draw:g draw:style-name="gr1">
            <draw:g draw:name="document-template" draw:style-name="gr1">
              <draw:custom-shape draw:style-name="gr40" draw:text-style-name="P3" draw:layer="layout" svg:width="1.282cm" svg:height="1.37cm" svg:x="20.332cm" svg:y="0.835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line draw:style-name="gr41" draw:text-style-name="P11" draw:layer="layout" svg:width="0.684cm" svg:height="0.481cm" draw:transform="rotate (1.5707963267949) translate (20.7331498556431cm 1.8625cm)" svg:viewBox="0 0 685 482" draw:points="0,321 0,480 514,482 685,322 685,1 343,0">
                <text:p/>
              </draw:polyline>
              <draw:polygon draw:style-name="gr42" draw:text-style-name="P4" draw:layer="layout" svg:width="0.24cm" svg:height="0.257cm" svg:x="20.734cm" svg:y="1.605cm" svg:viewBox="0 0 241 258" draw:points="0,258 241,258 0,0">
                <text:p/>
              </draw:polygon>
              <draw:polygon draw:style-name="gr43" draw:text-style-name="P4" draw:layer="layout" svg:width="0.17cm" svg:height="0.159cm" draw:transform="rotate (-1.5707963267949) translate (21.2163381889764cm 1.17887cm)" svg:viewBox="0 0 171 160" draw:points="0,160 171,160 171,0">
                <text:p/>
              </draw:polygon>
            </draw:g>
            <draw:g draw:name="document-template 1" draw:style-name="gr1">
              <draw:custom-shape draw:style-name="gr44" draw:text-style-name="P3" draw:layer="layout" svg:width="1.281cm" svg:height="1.37cm" svg:x="20.534cm" svg:y="0.835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line draw:style-name="gr45" draw:text-style-name="P11" draw:layer="layout" svg:width="0.684cm" svg:height="0.481cm" draw:transform="rotate (1.5707963267949) translate (20.9349871259843cm 1.8625cm)" svg:viewBox="0 0 685 482" draw:points="0,321 0,480 514,482 685,322 685,1 343,0">
                <text:p/>
              </draw:polyline>
              <draw:polygon draw:style-name="gr46" draw:text-style-name="P4" draw:layer="layout" svg:width="0.24cm" svg:height="0.257cm" svg:x="20.935cm" svg:y="1.605cm" svg:viewBox="0 0 241 258" draw:points="0,258 241,258 0,0">
                <text:p/>
              </draw:polygon>
              <draw:polygon draw:style-name="gr47" draw:text-style-name="P4" draw:layer="layout" svg:width="0.17cm" svg:height="0.159cm" draw:transform="rotate (-1.5707963267949) translate (21.4181754593176cm 1.17887cm)" svg:viewBox="0 0 171 160" draw:points="0,160 171,160 171,0">
                <text:p/>
              </draw:polygon>
            </draw:g>
          </draw:g>
          <draw:g draw:style-name="gr1">
            <draw:g draw:name="document-template" draw:style-name="gr1">
              <draw:custom-shape draw:style-name="gr48" draw:text-style-name="P3" draw:layer="layout" svg:width="1.282cm" svg:height="1.37cm" svg:x="21.371cm" svg:y="0.835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line draw:style-name="gr49" draw:text-style-name="P11" draw:layer="layout" svg:width="0.684cm" svg:height="0.481cm" draw:transform="rotate (1.5707963267949) translate (21.7726117979003cm 1.8625cm)" svg:viewBox="0 0 685 482" draw:points="0,321 0,480 514,482 685,322 685,1 343,0">
                <text:p/>
              </draw:polyline>
              <draw:polygon draw:style-name="gr50" draw:text-style-name="P4" draw:layer="layout" svg:width="0.24cm" svg:height="0.257cm" svg:x="21.773cm" svg:y="1.605cm" svg:viewBox="0 0 241 258" draw:points="0,258 241,258 0,0">
                <text:p/>
              </draw:polygon>
              <draw:polygon draw:style-name="gr51" draw:text-style-name="P4" draw:layer="layout" svg:width="0.17cm" svg:height="0.159cm" draw:transform="rotate (-1.5707963267949) translate (22.2558001312336cm 1.17887cm)" svg:viewBox="0 0 171 160" draw:points="0,160 171,160 171,0">
                <text:p/>
              </draw:polygon>
            </draw:g>
            <draw:g draw:name="document-template 1" draw:style-name="gr1">
              <draw:custom-shape draw:style-name="gr52" draw:text-style-name="P3" draw:layer="layout" svg:width="1.282cm" svg:height="1.37cm" svg:x="21.573cm" svg:y="0.835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line draw:style-name="gr53" draw:text-style-name="P11" draw:layer="layout" svg:width="0.684cm" svg:height="0.481cm" draw:transform="rotate (1.5707963267949) translate (21.9744490682415cm 1.8625cm)" svg:viewBox="0 0 685 482" draw:points="0,321 0,480 514,482 685,322 685,1 343,0">
                <text:p/>
              </draw:polyline>
              <draw:polygon draw:style-name="gr54" draw:text-style-name="P4" draw:layer="layout" svg:width="0.24cm" svg:height="0.257cm" svg:x="21.975cm" svg:y="1.605cm" svg:viewBox="0 0 241 258" draw:points="0,258 241,258 0,0">
                <text:p/>
              </draw:polygon>
              <draw:polygon draw:style-name="gr55" draw:text-style-name="P4" draw:layer="layout" svg:width="0.17cm" svg:height="0.159cm" draw:transform="rotate (-1.5707963267949) translate (22.4576374015748cm 1.17887cm)" svg:viewBox="0 0 171 160" draw:points="0,160 171,160 171,0">
                <text:p/>
              </draw:polygon>
            </draw:g>
          </draw:g>
        </draw:g>
        <draw:frame draw:style-name="gr56" draw:text-style-name="P14" draw:layer="layout" svg:width="3.81cm" svg:height="0.635cm" svg:x="4.11cm" svg:y="2.675cm">
          <draw:text-box>
            <text:p text:style-name="P13"><text:span text:style-name="T3">Raw Knowledge</text:span></text:p>
          </draw:text-box>
        </draw:frame>
        <draw:connector draw:style-name="gr57" draw:text-style-name="P1" draw:layer="layout" draw:type="line" svg:x1="10.18cm" svg:y1="1.587cm" svg:x2="13.01cm" svg:y2="1.587cm" draw:start-shape="id4" draw:start-glue-point="1" draw:end-shape="id5" draw:end-glue-point="3" svg:d="M10180 1587h2830" svg:viewBox="0 0 2831 1">
          <text:p/>
        </draw:connector>
        <draw:connector draw:style-name="gr58" draw:text-style-name="P1" draw:layer="layout" draw:type="line" svg:x1="16.82cm" svg:y1="1.587cm" svg:x2="19.015cm" svg:y2="1.587cm" draw:start-shape="id5" draw:start-glue-point="1" draw:end-shape="id6" draw:end-glue-point="3" svg:d="M16820 1587h2195" svg:viewBox="0 0 2196 1">
          <text:p/>
        </draw:connector>
        <draw:connector draw:style-name="gr59" draw:text-style-name="P1" draw:layer="layout" draw:type="line" svg:x1="20.937cm" svg:y1="2.54cm" svg:x2="20.955cm" svg:y2="3.845cm" draw:start-shape="id6" draw:start-glue-point="2" draw:end-shape="id1" draw:end-glue-point="0" svg:d="M20937 2540l18 1305" svg:viewBox="0 0 19 1306">
          <text:p/>
        </draw:connector>
        <draw:frame draw:style-name="gr56" draw:text-style-name="P14" draw:layer="layout" svg:width="2.23cm" svg:height="0.635cm" svg:x="13.87cm" svg:y="2.54cm">
          <draw:text-box>
            <text:p><text:span text:style-name="T3">Documents</text:span></text:p>
          </draw:text-box>
        </draw:frame>
        <draw:frame draw:style-name="gr60" draw:text-style-name="P14" draw:layer="layout" svg:width="3.193cm" svg:height="0.963cm" svg:x="20.937cm" svg:y="2.54cm">
          <draw:text-box>
            <text:p><text:span text:style-name="T3">Document Chunks</text:span></text:p>
          </draw:text-box>
        </draw:frame>
        <draw:frame draw:style-name="gr61" draw:text-style-name="P14" draw:layer="layout" svg:width="3.98cm" svg:height="0.835cm" svg:x="20.99cm" svg:y="5.815cm">
          <draw:text-box>
            <text:p><text:span text:style-name="T3">Document Embedding</text:span></text:p>
          </draw:text-box>
        </draw:frame>
        <draw:frame draw:style-name="gr61" draw:text-style-name="P14" draw:layer="layout" svg:width="3.98cm" svg:height="0.835cm" svg:x="14.21cm" svg:y="6.815cm">
          <draw:text-box>
            <text:p><text:span text:style-name="T3">Query <text:s/>Embedding</text:span></text:p>
          </draw:text-box>
        </draw:frame>
        <draw:g draw:style-name="gr1" xml:id="id3" draw:id="id3">
          <draw:frame draw:style-name="gr62" draw:text-style-name="P15" draw:layer="layout" svg:width="4.042cm" svg:height="3.186cm" svg:x="18.983cm" svg:y="10.195cm">
            <draw:image xlink:href="Pictures/10000000000001E000000168EFCE8128.jpg" xlink:type="simple" xlink:show="embed" xlink:actuate="onLoad" draw:mime-type="image/jpeg">
              <text:p/>
            </draw:image>
          </draw:frame>
          <draw:custom-shape draw:style-name="gr63" draw:text-style-name="P15" draw:layer="layout" svg:width="3.81cm" svg:height="3.33cm" svg:x="19.115cm" svg:y="10.44cm">
            <text:p/>
            <draw:enhanced-geometry svg:viewBox="0 0 21600 21600" draw:type="rectangle" draw:enhanced-path="M 0 0 L 21600 0 21600 21600 0 21600 0 0 Z N"/>
          </draw:custom-shape>
          <draw:frame draw:style-name="gr64" draw:text-style-name="P16" draw:layer="layout" svg:width="2.875cm" svg:height="0.635cm" svg:x="19.55cm" svg:y="13.135cm">
            <draw:text-box>
              <text:p><text:span text:style-name="T4">Design Generator</text:span><text:span text:style-name="T3"> </text:span></text:p>
            </draw:text-box>
          </draw:frame>
        </draw:g>
        <draw:frame draw:style-name="gr56" draw:text-style-name="P14" draw:layer="layout" svg:width="3.81cm" svg:height="0.635cm" svg:x="5.08cm" svg:y="10.16cm">
          <draw:text-box>
            <text:p><text:span text:style-name="T3">Query (Prompt)</text:span></text:p>
          </draw:text-box>
        </draw:frame>
        <draw:custom-shape draw:style-name="gr65" draw:text-style-name="P17" draw:layer="layout" svg:width="0.635cm" svg:height="0.635cm" svg:x="5.556cm" svg:y="9.2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7" xml:id="id7" draw:id="id7" draw:layer="layout" svg:width="1.905cm" svg:height="1.905cm" svg:x="14.605cm" svg:y="10.99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67" draw:text-style-name="P1" draw:layer="layout" draw:type="line" svg:x1="16.51cm" svg:y1="11.948cm" svg:x2="18.983cm" svg:y2="11.982cm" draw:start-shape="id7" draw:start-glue-point="7" draw:end-shape="id3" draw:end-glue-point="3" svg:d="M16510 11948l2473 34" svg:viewBox="0 0 2474 35">
          <text:p/>
        </draw:connector>
        <draw:custom-shape draw:style-name="gr66" draw:text-style-name="P17" xml:id="id8" draw:id="id8" draw:layer="layout" svg:width="1.905cm" svg:height="1.905cm" svg:x="10.795cm" svg:y="10.99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68" draw:text-style-name="P1" draw:layer="layout" draw:type="line" svg:x1="12.7cm" svg:y1="11.948cm" svg:x2="14.605cm" svg:y2="11.948cm" draw:start-shape="id8" draw:start-glue-point="7" draw:end-shape="id7" draw:end-glue-point="5" svg:d="M12700 11948h1905" svg:viewBox="0 0 1906 1">
          <text:p/>
        </draw:connector>
        <draw:connector draw:style-name="gr69" draw:text-style-name="P1" draw:layer="layout" draw:type="line" svg:x1="11.748cm" svg:y1="10.995cm" svg:x2="11.762cm" svg:y2="8.05cm" draw:start-shape="id8" draw:start-glue-point="4" draw:end-shape="id9" draw:end-glue-point="2" svg:d="M11748 10995l14-2945" svg:viewBox="0 0 15 2946">
          <text:p/>
        </draw:connector>
        <draw:frame draw:style-name="gr56" draw:text-style-name="P18" draw:layer="layout" svg:width="1.905cm" svg:height="0.635cm" svg:x="10.995cm" svg:y="11.73cm">
          <draw:text-box>
            <text:p><text:span text:style-name="T5">is</text:span><text:span text:style-name="T5">_</text:span><text:span text:style-name="T5">c</text:span><text:span text:style-name="T5">o</text:span><text:span text:style-name="T5">nt</text:span><text:span text:style-name="T5">e</text:span><text:span text:style-name="T5">xt</text:span></text:p>
          </draw:text-box>
        </draw:frame>
        <draw:custom-shape draw:style-name="gr70" draw:text-style-name="P19" xml:id="id11" draw:id="id11" draw:layer="layout" svg:width="7.62cm" svg:height="3.175cm" svg:x="9.86cm" svg:y="10.3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56" draw:text-style-name="P14" draw:layer="layout" svg:width="3.81cm" svg:height="0.635cm" svg:x="11.765cm" svg:y="12.735cm">
          <draw:text-box>
            <text:p><text:span text:style-name="T3">Orchestration Layer</text:span></text:p>
          </draw:text-box>
        </draw:frame>
        <draw:connector draw:style-name="gr71" draw:text-style-name="P1" draw:layer="layout" draw:type="line" svg:x1="12.43cm" svg:y1="7.535cm" svg:x2="19.45cm" svg:y2="7.485cm" draw:start-shape="id9" draw:start-glue-point="1" draw:end-shape="id2" draw:end-glue-point="6" svg:d="M12430 7535l7020-50" svg:viewBox="0 0 7021 51">
          <text:p/>
        </draw:connector>
        <draw:connector draw:style-name="gr72" draw:text-style-name="P1" draw:layer="layout" svg:x1="7.785cm" svg:y1="14.435cm" svg:x2="13.67cm" svg:y2="13.57cm" draw:start-shape="id10" draw:start-glue-point="1" draw:end-shape="id11" draw:end-glue-point="2" svg:d="M7785 14435h5885v-865" svg:viewBox="0 0 5886 866">
          <text:p/>
        </draw:connector>
        <draw:frame draw:style-name="gr56" draw:text-style-name="P18" draw:layer="layout" svg:width="3.81cm" svg:height="0.635cm" svg:x="14.605cm" svg:y="11.73cm">
          <draw:text-box>
            <text:p text:style-name="P13"><text:span text:style-name="T5">Design Agent</text:span></text:p>
          </draw:text-box>
        </draw:frame>
        <draw:frame draw:style-name="gr73" draw:text-style-name="P20" draw:layer="layout" svg:width="1.905cm" svg:height="0.801cm" svg:x="12.8cm" svg:y="11.596cm">
          <draw:text-box>
            <text:p text:style-name="P13"><text:span text:style-name="T5">Context + Prompt</text:span></text:p>
          </draw:text-box>
        </draw:frame>
        <draw:frame draw:style-name="gr73" draw:text-style-name="P20" draw:layer="layout" svg:width="1.905cm" svg:height="0.801cm" svg:x="17.48cm" svg:y="11.264cm">
          <draw:text-box>
            <text:p text:style-name="P13"><text:span text:style-name="T5">Context + Prompt</text:span></text:p>
          </draw:text-box>
        </draw:frame>
        <draw:connector draw:style-name="gr74" draw:text-style-name="P1" draw:layer="layout" draw:type="line" svg:x1="3.329cm" svg:y1="14.487cm" svg:x2="6.515cm" svg:y2="14.435cm" draw:start-shape="id12" draw:start-glue-point="1" draw:end-shape="id10" draw:end-glue-point="3" svg:d="M3329 14487l3186-52" svg:viewBox="0 0 3187 53">
          <text:p/>
        </draw:connector>
        <draw:frame draw:style-name="gr56" draw:text-style-name="P20" xml:id="id13" draw:id="id13" draw:layer="layout" svg:width="1.905cm" svg:height="0.635cm" svg:x="0.635cm" svg:y="10.795cm">
          <draw:text-box>
            <text:p text:style-name="P13"><text:span text:style-name="T5"><text:s text:c="3"/>Users</text:span></text:p>
          </draw:text-box>
        </draw:frame>
        <draw:frame draw:style-name="gr56" draw:text-style-name="P14" draw:layer="layout" svg:width="3.81cm" svg:height="0.635cm" svg:x="3.329cm" svg:y="13.8cm">
          <draw:text-box>
            <text:p><text:span text:style-name="T3">Query (Prompt)</text:span></text:p>
          </draw:text-box>
        </draw:frame>
        <draw:connector draw:style-name="gr75" draw:text-style-name="P1" draw:layer="layout" draw:type="line" svg:x1="2.54cm" svg:y1="11.112cm" svg:x2="9.388cm" svg:y2="11.074cm" draw:start-shape="id13" draw:start-glue-point="1" svg:d="M2540 11112l6848-38" svg:viewBox="0 0 6849 39">
          <text:p/>
        </draw:connector>
        <draw:frame draw:style-name="gr56" draw:text-style-name="P14" draw:layer="layout" svg:width="3.81cm" svg:height="0.635cm" svg:x="5.08cm" svg:y="10.161cm">
          <draw:text-box>
            <text:p><text:span text:style-name="T3">Query (Prompt)</text:span></text:p>
          </draw:text-box>
        </draw:frame>
        <presentation:notes draw:style-name="dp2">
          <draw:page-thumbnail draw:style-name="gr76" draw:layer="layout" svg:width="19.798cm" svg:height="11.136cm" svg:x="0.6cm" svg:y="2.257cm" draw:page-number="1" presentation:class="page"/>
          <draw:frame presentation:style-name="pr1" draw:text-style-name="P2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custom-shape draw:style-name="gr77" draw:text-style-name="P5" draw:layer="layout" svg:width="10.922cm" svg:height="3.81cm" svg:x="5.95cm" svg:y="2.34cm">
          <text:p/>
          <draw:enhanced-geometry svg:viewBox="0 0 21600 21600" draw:type="rectangle" draw:enhanced-path="M 0 0 L 21600 0 21600 21600 0 21600 0 0 Z N"/>
        </draw:custom-shape>
        <draw:custom-shape draw:style-name="gr78" draw:text-style-name="P22" draw:layer="layout" svg:width="10.922cm" svg:height="3.175cm" svg:x="5.95cm" svg:y="10.93cm">
          <text:p/>
          <draw:enhanced-geometry svg:viewBox="0 0 21600 21600" draw:type="rectangle" draw:enhanced-path="M 0 0 L 21600 0 21600 21600 0 21600 0 0 Z N"/>
        </draw:custom-shape>
        <draw:custom-shape draw:style-name="gr79" draw:text-style-name="P23" draw:layer="layout" svg:width="10.922cm" svg:height="3.465cm" svg:x="5.95cm" svg:y="6.53cm">
          <text:p/>
          <draw:enhanced-geometry svg:viewBox="0 0 21600 21600" draw:type="rectangle" draw:enhanced-path="M 0 0 L 21600 0 21600 21600 0 21600 0 0 Z N"/>
        </draw:custom-shape>
        <draw:custom-shape draw:style-name="gr80" draw:text-style-name="P24" draw:layer="layout" svg:width="9.525cm" svg:height="11.765cm" svg:x="17.38cm" svg:y="2.375cm">
          <text:p/>
          <draw:enhanced-geometry svg:viewBox="0 0 21600 21600" draw:type="rectangle" draw:enhanced-path="M 0 0 L 21600 0 21600 21600 0 21600 0 0 Z N"/>
        </draw:custom-shape>
        <draw:custom-shape draw:style-name="gr81" draw:text-style-name="P25" xml:id="id24" draw:id="id24" draw:layer="layout" svg:width="7.62cm" svg:height="2.54cm" svg:x="7.59cm" svg:y="6.82cm">
          <text:p/>
          <draw:enhanced-geometry svg:viewBox="0 0 21600 21600" draw:type="rectangle" draw:enhanced-path="M 0 0 L 21600 0 21600 21600 0 21600 0 0 Z N"/>
        </draw:custom-shape>
        <draw:g draw:name="user-identity 2" draw:style-name="gr1" xml:id="id26" draw:id="id26">
          <draw:custom-shape draw:style-name="gr82" draw:text-style-name="P3" draw:layer="layout" svg:width="1.27cm" svg:height="1.256cm" svg:x="0.87cm" svg:y="2.893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3" draw:text-style-name="P4" draw:layer="layout" svg:width="0.318cm" svg:height="0.313cm" svg:x="1.347cm" svg:y="3.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4" draw:text-style-name="P4" draw:layer="layout" svg:width="0.635cm" svg:height="0.552cm" svg:x="1.187cm" svg:y="3.561cm" draw:kind="arc" draw:start-angle="1.12" draw:end-angle="179.38">
            <text:p/>
          </draw:ellipse>
        </draw:g>
        <draw:custom-shape draw:name="Database 2" draw:style-name="gr85" draw:text-style-name="P26" xml:id="id22" draw:id="id22" draw:layer="layout" svg:width="2.517cm" svg:height="0.891cm" svg:x="10.265cm" svg:y="4.889cm">
          <text:p text:style-name="P6"><text:span text:style-name="T1"/></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custom-shape draw:style-name="gr86" draw:text-style-name="P1" xml:id="id25" draw:id="id25" draw:layer="layout" svg:width="5.715cm" svg:height="1.27cm" svg:x="8.69cm" svg:y="2.845cm">
          <text:p/>
          <draw:enhanced-geometry svg:viewBox="0 0 21600 21600" draw:mirror-horizontal="false" draw:mirror-vertical="false" draw:type="rectangle" draw:enhanced-path="M 0 0 L 21600 0 21600 21600 0 21600 0 0 Z N"/>
        </draw:custom-shape>
        <draw:frame draw:style-name="gr87" draw:text-style-name="P8" draw:layer="layout" svg:width="4.581cm" svg:height="0.725cm" svg:x="9.859cm" svg:y="3.075cm">
          <draw:text-box>
            <text:p text:style-name="P27"><text:span text:style-name="T2">Embedding Model</text:span></text:p>
          </draw:text-box>
        </draw:frame>
        <draw:g draw:style-name="gr1" xml:id="id15" draw:id="id15">
          <draw:g draw:name="document-template" draw:style-name="gr1">
            <draw:custom-shape draw:style-name="gr88" draw:text-style-name="P3" draw:layer="layout" svg:width="0.847cm" svg:height="0.914cm" svg:x="21.513cm" svg:y="7.778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line draw:style-name="gr89" draw:text-style-name="P11" draw:layer="layout" svg:width="0.456cm" svg:height="0.318cm" draw:transform="rotate (1.5707963267949) translate (21.77834cm 8.46333333333333cm)" svg:viewBox="0 0 457 319" draw:points="0,212 0,317 343,319 457,213 457,1 229,0">
              <text:p/>
            </draw:polyline>
            <draw:polygon draw:style-name="gr90" draw:text-style-name="P4" draw:layer="layout" svg:width="0.158cm" svg:height="0.171cm" svg:x="21.779cm" svg:y="8.292cm" svg:viewBox="0 0 159 172" draw:points="0,172 159,172 0,0">
              <text:p/>
            </draw:polygon>
            <draw:polygon draw:style-name="gr91" draw:text-style-name="P4" draw:layer="layout" svg:width="0.113cm" svg:height="0.105cm" draw:transform="rotate (-1.5707963267949) translate (22.0975333333333cm 8.00758cm)" svg:viewBox="0 0 114 106" draw:points="0,106 114,106 114,0">
              <text:p/>
            </draw:polygon>
          </draw:g>
          <draw:g draw:name="folder-image" draw:style-name="gr1">
            <draw:custom-shape draw:style-name="gr92" draw:text-style-name="P3" draw:layer="layout" svg:width="1.05cm" svg:height="0.847cm" svg:x="22.38cm" svg:y="7.845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3" draw:text-style-name="P4" draw:layer="layout" svg:width="0.131cm" svg:height="0.106cm" svg:x="22.709cm" svg:y="8.1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94" draw:text-style-name="P11" draw:layer="layout" svg:width="0.337cm" svg:height="0.165cm" draw:transform="skewX (-0.210661240715716) rotate (0.681027474128187) translate (22.70865cm 8.42666cm)" svg:viewBox="0 0 338 166" draw:points="0,0 169,0 169,84 337,84 338,166">
              <text:p/>
            </draw:polyline>
            <draw:polygon draw:style-name="gr95" draw:text-style-name="P12" draw:layer="layout" svg:width="0.524cm" svg:height="0.422cm" svg:x="22.643cm" svg:y="8.057cm" svg:viewBox="0 0 525 423" draw:points="525,0 0,0 0,423 525,423">
              <text:p/>
            </draw:polygon>
          </draw:g>
          <draw:custom-shape draw:style-name="gr96" draw:text-style-name="P1" draw:layer="layout" svg:width="2.54cm" svg:height="1.27cm" svg:x="21.09cm" svg:y="7.6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g draw:style-name="gr1" xml:id="id17" draw:id="id17">
          <draw:custom-shape draw:style-name="gr96" draw:text-style-name="P1" draw:layer="layout" svg:width="2.54cm" svg:height="1.27cm" svg:x="18.475cm" svg:y="2.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1">
            <draw:g draw:name="document-template" draw:style-name="gr1">
              <draw:custom-shape draw:style-name="gr97" draw:text-style-name="P3" draw:layer="layout" svg:width="0.846cm" svg:height="0.914cm" svg:x="18.632cm" svg:y="2.968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line draw:style-name="gr98" draw:text-style-name="P11" draw:layer="layout" svg:width="0.456cm" svg:height="0.317cm" draw:transform="rotate (1.5707963267949) translate (18.8966733333334cm 3.65333333333333cm)" svg:viewBox="0 0 457 318" draw:points="0,212 0,317 343,318 457,213 457,1 229,0">
                <text:p/>
              </draw:polyline>
              <draw:polygon draw:style-name="gr99" draw:text-style-name="P4" draw:layer="layout" svg:width="0.158cm" svg:height="0.171cm" svg:x="18.897cm" svg:y="3.482cm" svg:viewBox="0 0 159 172" draw:points="0,172 159,172 0,0">
                <text:p/>
              </draw:polygon>
              <draw:polygon draw:style-name="gr100" draw:text-style-name="P4" draw:layer="layout" svg:width="0.113cm" svg:height="0.105cm" draw:transform="rotate (-1.5707963267949) translate (19.2158666666667cm 3.19758cm)" svg:viewBox="0 0 114 106" draw:points="0,106 114,106 114,0">
                <text:p/>
              </draw:polygon>
            </draw:g>
            <draw:g draw:name="document-template 1" draw:style-name="gr1">
              <draw:custom-shape draw:style-name="gr101" draw:text-style-name="P3" draw:layer="layout" svg:width="0.847cm" svg:height="0.914cm" svg:x="18.765cm" svg:y="2.968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line draw:style-name="gr102" draw:text-style-name="P11" draw:layer="layout" svg:width="0.456cm" svg:height="0.317cm" draw:transform="rotate (1.5707963267949) translate (19.0300066666667cm 3.65333333333333cm)" svg:viewBox="0 0 457 318" draw:points="0,212 0,317 343,318 457,213 457,1 229,0">
                <text:p/>
              </draw:polyline>
              <draw:polygon draw:style-name="gr103" draw:text-style-name="P4" draw:layer="layout" svg:width="0.158cm" svg:height="0.171cm" svg:x="19.031cm" svg:y="3.482cm" svg:viewBox="0 0 159 172" draw:points="0,172 159,172 0,0">
                <text:p/>
              </draw:polygon>
              <draw:polygon draw:style-name="gr104" draw:text-style-name="P4" draw:layer="layout" svg:width="0.113cm" svg:height="0.105cm" draw:transform="rotate (-1.5707963267949) translate (19.3492cm 3.19758cm)" svg:viewBox="0 0 114 106" draw:points="0,106 114,106 114,0">
                <text:p/>
              </draw:polygon>
            </draw:g>
          </draw:g>
          <draw:g draw:style-name="gr1">
            <draw:g draw:name="document-template" draw:style-name="gr1">
              <draw:custom-shape draw:style-name="gr105" draw:text-style-name="P3" draw:layer="layout" svg:width="0.847cm" svg:height="0.914cm" svg:x="19.345cm" svg:y="2.968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line draw:style-name="gr106" draw:text-style-name="P11" draw:layer="layout" svg:width="0.456cm" svg:height="0.317cm" draw:transform="rotate (1.5707963267949) translate (19.6100066666667cm 3.65333333333333cm)" svg:viewBox="0 0 457 318" draw:points="0,212 0,317 343,318 457,213 457,1 229,0">
                <text:p/>
              </draw:polyline>
              <draw:polygon draw:style-name="gr107" draw:text-style-name="P4" draw:layer="layout" svg:width="0.158cm" svg:height="0.171cm" svg:x="19.611cm" svg:y="3.482cm" svg:viewBox="0 0 159 172" draw:points="0,172 159,172 0,0">
                <text:p/>
              </draw:polygon>
              <draw:polygon draw:style-name="gr108" draw:text-style-name="P4" draw:layer="layout" svg:width="0.113cm" svg:height="0.105cm" draw:transform="rotate (-1.5707963267949) translate (19.9292cm 3.19758cm)" svg:viewBox="0 0 114 106" draw:points="0,106 114,106 114,0">
                <text:p/>
              </draw:polygon>
            </draw:g>
            <draw:g draw:name="document-template 1" draw:style-name="gr1">
              <draw:custom-shape draw:style-name="gr109" draw:text-style-name="P3" draw:layer="layout" svg:width="0.847cm" svg:height="0.914cm" svg:x="19.478cm" svg:y="2.968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line draw:style-name="gr110" draw:text-style-name="P11" draw:layer="layout" svg:width="0.456cm" svg:height="0.317cm" draw:transform="rotate (1.5707963267949) translate (19.74334cm 3.65333333333333cm)" svg:viewBox="0 0 457 318" draw:points="0,212 0,317 343,318 457,213 457,1 229,0">
                <text:p/>
              </draw:polyline>
              <draw:polygon draw:style-name="gr111" draw:text-style-name="P4" draw:layer="layout" svg:width="0.158cm" svg:height="0.171cm" svg:x="19.743cm" svg:y="3.482cm" svg:viewBox="0 0 159 172" draw:points="0,172 159,172 0,0">
                <text:p/>
              </draw:polygon>
              <draw:polygon draw:style-name="gr112" draw:text-style-name="P4" draw:layer="layout" svg:width="0.113cm" svg:height="0.105cm" draw:transform="rotate (-1.5707963267949) translate (20.0625333333333cm 3.19758cm)" svg:viewBox="0 0 114 106" draw:points="0,106 114,106 114,0">
                <text:p/>
              </draw:polygon>
            </draw:g>
          </draw:g>
          <draw:g draw:style-name="gr1">
            <draw:g draw:name="document-template" draw:style-name="gr1">
              <draw:custom-shape draw:style-name="gr113" draw:text-style-name="P3" draw:layer="layout" svg:width="0.847cm" svg:height="0.914cm" svg:x="20.031cm" svg:y="2.968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line draw:style-name="gr114" draw:text-style-name="P11" draw:layer="layout" svg:width="0.456cm" svg:height="0.317cm" draw:transform="rotate (1.5707963267949) translate (20.2966733333334cm 3.65333333333333cm)" svg:viewBox="0 0 457 318" draw:points="0,212 0,317 343,318 457,213 457,1 229,0">
                <text:p/>
              </draw:polyline>
              <draw:polygon draw:style-name="gr115" draw:text-style-name="P4" draw:layer="layout" svg:width="0.158cm" svg:height="0.171cm" svg:x="20.297cm" svg:y="3.482cm" svg:viewBox="0 0 159 172" draw:points="0,172 159,172 0,0">
                <text:p/>
              </draw:polygon>
              <draw:polygon draw:style-name="gr116" draw:text-style-name="P4" draw:layer="layout" svg:width="0.113cm" svg:height="0.105cm" draw:transform="rotate (-1.5707963267949) translate (20.6158666666667cm 3.19758cm)" svg:viewBox="0 0 114 106" draw:points="0,106 114,106 114,0">
                <text:p/>
              </draw:polygon>
            </draw:g>
            <draw:g draw:name="document-template 1" draw:style-name="gr1">
              <draw:custom-shape draw:style-name="gr117" draw:text-style-name="P3" draw:layer="layout" svg:width="0.847cm" svg:height="0.914cm" svg:x="20.165cm" svg:y="2.968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line draw:style-name="gr118" draw:text-style-name="P11" draw:layer="layout" svg:width="0.456cm" svg:height="0.317cm" draw:transform="rotate (1.5707963267949) translate (20.4300066666667cm 3.65333333333333cm)" svg:viewBox="0 0 457 318" draw:points="0,212 0,317 343,318 457,213 457,1 229,0">
                <text:p/>
              </draw:polyline>
              <draw:polygon draw:style-name="gr119" draw:text-style-name="P4" draw:layer="layout" svg:width="0.158cm" svg:height="0.171cm" svg:x="20.43cm" svg:y="3.482cm" svg:viewBox="0 0 159 172" draw:points="0,172 159,172 0,0">
                <text:p/>
              </draw:polygon>
              <draw:polygon draw:style-name="gr120" draw:text-style-name="P4" draw:layer="layout" svg:width="0.113cm" svg:height="0.105cm" draw:transform="rotate (-1.5707963267949) translate (20.7492cm 3.19758cm)" svg:viewBox="0 0 114 106" draw:points="0,106 114,106 114,0">
                <text:p/>
              </draw:polygon>
            </draw:g>
          </draw:g>
        </draw:g>
        <draw:frame draw:style-name="gr56" draw:text-style-name="P20" draw:layer="layout" svg:width="3.11cm" svg:height="0.635cm" svg:x="23.16cm" svg:y="12.86cm">
          <draw:text-box>
            <text:p text:style-name="P13"><text:span text:style-name="T5">Local Documents</text:span></text:p>
          </draw:text-box>
        </draw:frame>
        <draw:frame draw:style-name="gr56" draw:text-style-name="P18" draw:layer="layout" svg:width="2.23cm" svg:height="0.635cm" svg:x="21.5cm" svg:y="8.48cm">
          <draw:text-box>
            <text:p text:style-name="P28"><text:span text:style-name="T5">Documents</text:span></text:p>
          </draw:text-box>
        </draw:frame>
        <draw:frame draw:style-name="gr60" draw:text-style-name="P18" draw:layer="layout" svg:width="3.193cm" svg:height="0.963cm" svg:x="18.475cm" svg:y="4.105cm">
          <draw:text-box>
            <text:p text:style-name="P28"><text:span text:style-name="T5">Document Chunks</text:span></text:p>
          </draw:text-box>
        </draw:frame>
        <draw:frame draw:style-name="gr61" draw:text-style-name="P18" draw:layer="layout" svg:width="3.41cm" svg:height="0.835cm" svg:x="12.924cm" svg:y="4.915cm">
          <draw:text-box>
            <text:p><text:span text:style-name="T5">Document Embeddings</text:span></text:p>
          </draw:text-box>
        </draw:frame>
        <draw:frame draw:style-name="gr61" draw:text-style-name="P14" draw:layer="layout" svg:width="3.98cm" svg:height="0.835cm" draw:transform="rotate (1.5707963267949) translate (3.731cm 7.61cm)">
          <draw:text-box>
            <text:p><text:span text:style-name="T3">Query <text:s/>Embedding</text:span></text:p>
          </draw:text-box>
        </draw:frame>
        <draw:g draw:style-name="gr1" xml:id="id18" draw:id="id18">
          <draw:frame draw:style-name="gr62" draw:text-style-name="P15" draw:layer="layout" svg:width="2.64cm" svg:height="2.502cm" svg:x="10.095cm" svg:y="11.376cm">
            <draw:image xlink:href="Pictures/10000000000001E000000168EFCE8128.jpg" xlink:type="simple" xlink:show="embed" xlink:actuate="onLoad" draw:mime-type="image/jpeg">
              <text:p/>
            </draw:image>
          </draw:frame>
          <draw:custom-shape draw:style-name="gr121" draw:text-style-name="P15" draw:layer="layout" svg:width="2.487cm" svg:height="2.614cm" svg:x="10.182cm" svg:y="11.33cm">
            <text:p/>
            <draw:enhanced-geometry svg:viewBox="0 0 21600 21600" draw:mirror-horizontal="false" draw:mirror-vertical="false" draw:type="rectangle" draw:enhanced-path="M 0 0 L 21600 0 21600 21600 0 21600 0 0 Z N"/>
          </draw:custom-shape>
        </draw:g>
        <draw:frame draw:style-name="gr56" draw:text-style-name="P14" draw:layer="layout" svg:width="3.81cm" svg:height="0.635cm" svg:x="5.92cm" svg:y="5.58cm">
          <draw:text-box>
            <text:p><text:span text:style-name="T6">R</text:span><text:span text:style-name="T3">etrieval Layer</text:span></text:p>
          </draw:text-box>
        </draw:frame>
        <draw:custom-shape draw:style-name="gr122" draw:text-style-name="P29" draw:layer="layout" svg:width="0.635cm" svg:height="0.635cm" svg:x="5.15cm" svg:y="2.77cm">
          <text:p text:style-name="P17"><text:span text:style-name="T5">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6" draw:text-style-name="P20" xml:id="id19" draw:id="id19" draw:layer="layout" svg:width="1.905cm" svg:height="0.635cm" svg:x="0.435cm" svg:y="3.895cm">
          <draw:text-box>
            <text:p text:style-name="P13"><text:span text:style-name="T5"><text:s text:c="6"/>Users</text:span></text:p>
          </draw:text-box>
        </draw:frame>
        <draw:frame draw:style-name="gr56" draw:text-style-name="P14" draw:layer="layout" svg:width="3.81cm" svg:height="0.635cm" svg:x="2.08cm" svg:y="11.832cm">
          <draw:text-box>
            <text:p><text:span text:style-name="T3">AI Output</text:span></text:p>
          </draw:text-box>
        </draw:frame>
        <draw:g draw:style-name="gr1" xml:id="id16" draw:id="id16">
          <draw:custom-shape draw:style-name="gr123" draw:text-style-name="P1" draw:layer="layout" svg:width="3.975cm" svg:height="2.54cm" svg:x="22.395cm" svg:y="10.1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3" draw:text-style-name="P1" draw:layer="layout" svg:width="0.762cm" svg:height="0.762cm" svg:x="22.755cm" svg:y="11.465cm">
            <draw:image xlink:href="Pictures/10000000000000E4000000DDB3E40F55.jpg" xlink:type="simple" xlink:show="embed" xlink:actuate="onLoad" draw:mime-type="image/jpeg">
              <text:p/>
            </draw:image>
          </draw:frame>
          <draw:frame draw:style-name="gr3" draw:text-style-name="P1" draw:layer="layout" svg:width="0.762cm" svg:height="0.762cm" svg:x="22.685cm" svg:y="10.425cm">
            <draw:image xlink:href="Pictures/100000000000010000000100D8F7752F.png" xlink:type="simple" xlink:show="embed" xlink:actuate="onLoad" draw:mime-type="image/png">
              <text:p/>
            </draw:image>
          </draw:frame>
          <draw:frame draw:style-name="gr3" draw:text-style-name="P1" draw:layer="layout" svg:width="0.762cm" svg:height="0.762cm" svg:x="24.946cm" svg:y="10.392cm">
            <draw:image xlink:href="Pictures/100000010000032000000312188CD872.png" xlink:type="simple" xlink:show="embed" xlink:actuate="onLoad" draw:mime-type="image/png">
              <text:p/>
            </draw:image>
          </draw:frame>
          <draw:frame draw:style-name="gr3" draw:text-style-name="P1" draw:layer="layout" svg:width="0.762cm" svg:height="0.762cm" svg:x="25.035cm" svg:y="11.43cm">
            <draw:image xlink:href="Pictures/100000010000050000000626051E5D11.png" xlink:type="simple" xlink:show="embed" xlink:actuate="onLoad" draw:mime-type="image/png">
              <text:p/>
            </draw:image>
          </draw:frame>
          <draw:frame draw:style-name="gr3" draw:text-style-name="P1" draw:layer="layout" svg:width="0.762cm" svg:height="0.762cm" svg:x="23.865cm" svg:y="10.333cm">
            <draw:image xlink:href="Pictures/10000000000003840000038472A89E53.jpg" xlink:type="simple" xlink:show="embed" xlink:actuate="onLoad" draw:mime-type="image/jpeg">
              <text:p/>
            </draw:image>
          </draw:frame>
          <draw:frame draw:style-name="gr3" draw:text-style-name="P1" draw:layer="layout" svg:width="0.762cm" svg:height="0.762cm" svg:x="23.879cm" svg:y="11.382cm">
            <draw:image xlink:href="Pictures/100000010000020000000200F2669DB8.png" xlink:type="simple" xlink:show="embed" xlink:actuate="onLoad" draw:mime-type="image/png">
              <text:p/>
            </draw:image>
          </draw:frame>
        </draw:g>
        <draw:g draw:style-name="gr1" xml:id="id14" draw:id="id14">
          <draw:frame draw:style-name="gr3" draw:text-style-name="P1" draw:layer="layout" svg:width="0.762cm" svg:height="0.762cm" svg:x="19.093cm" svg:y="10.46cm">
            <draw:image xlink:href="Pictures/10000000000000E1000000E1A666F2E9.png" xlink:type="simple" xlink:show="embed" xlink:actuate="onLoad" draw:mime-type="image/png">
              <text:p/>
            </draw:image>
          </draw:frame>
          <draw:frame draw:style-name="gr3" draw:text-style-name="P1" draw:layer="layout" svg:width="0.762cm" svg:height="0.762cm" svg:x="20.363cm" svg:y="10.46cm">
            <draw:image xlink:href="Pictures/10000001000002000000020052631D37.png" xlink:type="simple" xlink:show="embed" xlink:actuate="onLoad" draw:mime-type="image/png">
              <text:p/>
            </draw:image>
          </draw:frame>
          <draw:frame draw:style-name="gr3" draw:text-style-name="P1" draw:layer="layout" svg:width="0.762cm" svg:height="0.762cm" svg:x="19.18cm" svg:y="11.503cm">
            <draw:image xlink:href="Pictures/100000010000020000000200638EE0F3.png" xlink:type="simple" xlink:show="embed" xlink:actuate="onLoad" draw:mime-type="image/png">
              <text:p/>
            </draw:image>
          </draw:frame>
          <draw:frame draw:style-name="gr3" draw:text-style-name="P1" draw:layer="layout" svg:width="0.762cm" svg:height="0.762cm" svg:x="20.363cm" svg:y="11.503cm">
            <draw:image xlink:href="Pictures/100000010000042200000422B39FF768.png" xlink:type="simple" xlink:show="embed" xlink:actuate="onLoad" draw:mime-type="image/png">
              <text:p/>
            </draw:image>
          </draw:frame>
          <draw:custom-shape draw:style-name="gr124" draw:text-style-name="P1" draw:layer="layout" svg:width="3.175cm" svg:height="2.54cm" svg:x="18.585cm" svg:y="10.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connector draw:style-name="gr125" draw:text-style-name="P1" draw:layer="layout" svg:x1="20.172cm" svg:y1="10.16cm" svg:x2="21.09cm" svg:y2="8.28cm" draw:start-shape="id14" draw:start-glue-point="0" draw:end-shape="id15" draw:end-glue-point="3" svg:d="M20172 10160v-1880h918" svg:viewBox="0 0 919 1881">
          <text:p/>
        </draw:connector>
        <draw:connector draw:style-name="gr126" draw:text-style-name="P1" draw:layer="layout" svg:x1="24.382cm" svg:y1="10.125cm" svg:x2="23.63cm" svg:y2="8.28cm" draw:start-shape="id16" draw:start-glue-point="0" draw:end-shape="id15" draw:end-glue-point="1" svg:d="M24382 10125v-1845h-752" svg:viewBox="0 0 753 1846">
          <text:p/>
        </draw:connector>
        <draw:connector draw:style-name="gr127" draw:text-style-name="P1" draw:layer="layout" svg:x1="22.36cm" svg:y1="7.645cm" svg:x2="21.015cm" svg:y2="3.47cm" draw:start-shape="id15" draw:start-glue-point="0" draw:end-shape="id17" draw:end-glue-point="1" svg:d="M22360 7645v-4175h-1345" svg:viewBox="0 0 1346 4176">
          <text:p/>
        </draw:connector>
        <draw:g draw:style-name="gr4" xml:id="id20" draw:id="id20">
          <draw:frame draw:style-name="gr73" draw:text-style-name="P20" draw:layer="layout" svg:width="2.775cm" svg:height="0.801cm" svg:x="2.41cm" svg:y="2.705cm">
            <draw:text-box>
              <text:p text:style-name="P13"><text:span text:style-name="T5"><text:s/>Prompt (Query)</text:span></text:p>
            </draw:text-box>
          </draw:frame>
          <draw:frame draw:style-name="gr3" draw:text-style-name="P1" draw:layer="layout" svg:width="0.762cm" svg:height="0.762cm" svg:x="1.945cm" svg:y="2.593cm">
            <draw:image xlink:href="Pictures/10000000000000E1000000E1133E7C4A.png" xlink:type="simple" xlink:show="embed" xlink:actuate="onLoad" draw:mime-type="image/png">
              <text:p/>
            </draw:image>
          </draw:frame>
        </draw:g>
        <draw:connector draw:style-name="gr128" draw:text-style-name="P1" draw:layer="layout" svg:x1="10.095cm" svg:y1="12.637cm" svg:x2="1.387cm" svg:y2="4.53cm" draw:start-shape="id18" draw:start-glue-point="3" draw:end-shape="id19" draw:end-glue-point="2" svg:d="M10095 12637h-8708v-8107" svg:viewBox="0 0 8709 8108">
          <text:p/>
        </draw:connector>
        <draw:connector draw:style-name="gr129" draw:text-style-name="P1" draw:layer="layout" svg:x1="3.565cm" svg:y1="3.506cm" svg:x2="10.259cm" svg:y2="8.57cm" draw:start-shape="id20" draw:start-glue-point="2" draw:end-shape="id21" draw:end-glue-point="3" svg:d="M3565 3506v5064h6694" svg:viewBox="0 0 6695 5065">
          <text:p/>
        </draw:connector>
        <draw:custom-shape draw:style-name="gr130" draw:text-style-name="P31" xml:id="id21" draw:id="id21" draw:layer="layout" svg:width="2.54cm" svg:height="0.635cm" svg:x="10.259cm" svg:y="8.253cm">
          <text:p text:style-name="P30"><text:span text:style-name="T7">Query</text:span></text:p>
          <draw:enhanced-geometry svg:viewBox="0 0 21600 21600" draw:type="rectangle" draw:enhanced-path="M 0 0 L 21600 0 21600 21600 0 21600 0 0 Z N"/>
        </draw:custom-shape>
        <draw:custom-shape draw:style-name="gr130" draw:text-style-name="P31" xml:id="id23" draw:id="id23" draw:layer="layout" svg:width="2.54cm" svg:height="0.635cm" svg:x="10.26cm" svg:y="7.455cm">
          <text:p text:style-name="P30"><text:span text:style-name="T7">Context</text:span></text:p>
          <draw:enhanced-geometry svg:viewBox="0 0 21600 21600" draw:type="rectangle" draw:enhanced-path="M 0 0 L 21600 0 21600 21600 0 21600 0 0 Z N"/>
        </draw:custom-shape>
        <draw:connector draw:style-name="gr131" draw:text-style-name="P1" draw:layer="layout" svg:x1="11.524cm" svg:y1="5.78cm" svg:x2="11.53cm" svg:y2="7.455cm" draw:start-shape="id22" draw:start-glue-point="7" draw:end-shape="id23" draw:end-glue-point="0" svg:d="M11524 5780v841h6v834" svg:viewBox="0 0 7 1676">
          <text:p/>
        </draw:connector>
        <draw:frame draw:style-name="gr56" draw:text-style-name="P14" draw:layer="layout" svg:width="3.81cm" svg:height="0.635cm" svg:x="5.85cm" svg:y="9.397cm">
          <draw:text-box>
            <text:p><text:span text:style-name="T6">A</text:span><text:span text:style-name="T3">ugmentation Layer</text:span></text:p>
          </draw:text-box>
        </draw:frame>
        <draw:connector draw:style-name="gr132" draw:text-style-name="P1" draw:layer="layout" draw:type="line" svg:x1="11.4cm" svg:y1="9.36cm" svg:x2="11.415cm" svg:y2="11.33cm" draw:start-shape="id24" draw:start-glue-point="2" draw:end-shape="id18" draw:end-glue-point="0" svg:d="M11400 9360l15 1970" svg:viewBox="0 0 16 1971">
          <text:p/>
        </draw:connector>
        <draw:frame draw:style-name="gr56" draw:text-style-name="P14" draw:layer="layout" svg:width="2.71cm" svg:height="0.635cm" svg:x="12.6cm" svg:y="8.788cm">
          <draw:text-box>
            <text:p><text:span text:style-name="T4">Augmented Data</text:span></text:p>
          </draw:text-box>
        </draw:frame>
        <draw:custom-shape draw:style-name="gr122" draw:text-style-name="P29" draw:layer="layout" svg:width="0.635cm" svg:height="0.635cm" svg:x="22.53cm" svg:y="6.31cm">
          <text:p text:style-name="P17"><text:span text:style-name="T5">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6" draw:text-style-name="P20" draw:layer="layout" svg:width="2.975cm" svg:height="0.635cm" svg:x="18.85cm" svg:y="12.86cm">
          <draw:text-box>
            <text:p text:style-name="P13"><text:span text:style-name="T5">Web Documents</text:span></text:p>
          </draw:text-box>
        </draw:frame>
        <draw:frame draw:style-name="gr56" draw:text-style-name="P14" draw:layer="layout" svg:width="3.175cm" svg:height="0.635cm" svg:x="24.13cm" svg:y="2.375cm">
          <draw:text-box>
            <text:p><text:span text:style-name="T3">Ingestion Layer</text:span></text:p>
          </draw:text-box>
        </draw:frame>
        <draw:connector draw:style-name="gr133" draw:text-style-name="P1" draw:layer="layout" draw:type="line" svg:x1="11.547cm" svg:y1="4.115cm" svg:x2="11.524cm" svg:y2="4.889cm" draw:start-shape="id25" draw:start-glue-point="2" draw:end-shape="id22" draw:end-glue-point="5" svg:d="M11547 4115l-23 774" svg:viewBox="0 0 24 775">
          <text:p/>
        </draw:connector>
        <draw:frame draw:style-name="gr56" draw:text-style-name="P14" draw:layer="layout" svg:width="3.81cm" svg:height="0.635cm" svg:x="5.85cm" svg:y="13.57cm">
          <draw:text-box>
            <text:p><text:span text:style-name="T6">G</text:span><text:span text:style-name="T3">eneration <text:s/>Layer</text:span></text:p>
          </draw:text-box>
        </draw:frame>
        <draw:connector draw:style-name="gr134" draw:text-style-name="P1" draw:layer="layout" draw:type="line" svg:x1="18.475cm" svg:y1="3.47cm" svg:x2="14.405cm" svg:y2="3.48cm" draw:start-shape="id17" draw:start-glue-point="3" draw:end-shape="id25" draw:end-glue-point="1" svg:d="M18475 3470l-4070 10" svg:viewBox="0 0 4071 11">
          <text:p/>
        </draw:connector>
        <draw:frame draw:style-name="gr56" draw:text-style-name="P20" draw:layer="layout" svg:width="2.975cm" svg:height="0.635cm" svg:x="22.36cm" svg:y="7.143cm">
          <draw:text-box>
            <text:p text:style-name="P13"><text:span text:style-name="T5">Document Loaders</text:span></text:p>
          </draw:text-box>
        </draw:frame>
        <draw:custom-shape draw:style-name="gr122" draw:text-style-name="P29" draw:layer="layout" svg:width="0.635cm" svg:height="0.635cm" svg:x="1.545cm" svg:y="11.832cm">
          <text:p text:style-name="P17"><text:span text:style-name="T5">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29" draw:layer="layout" svg:width="0.635cm" svg:height="0.635cm" svg:x="3.71cm" svg:y="7.53cm">
          <text:p text:style-name="P17"><text:span text:style-name="T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29" draw:layer="layout" svg:width="0.635cm" svg:height="0.635cm" svg:x="17.615cm" svg:y="2.745cm">
          <text:p text:style-name="P17"><text:span text:style-name="T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35" draw:text-style-name="P1" draw:layer="layout" draw:type="line" svg:x1="2.14cm" svg:y1="3.521cm" svg:x2="8.69cm" svg:y2="3.48cm" draw:start-shape="id26" draw:start-glue-point="1" draw:end-shape="id25" draw:end-glue-point="3" svg:d="M2140 3521l6550-41" svg:viewBox="0 0 6551 42">
          <text:p/>
        </draw:connector>
        <draw:frame draw:style-name="gr136" draw:text-style-name="P32" draw:layer="layout" svg:width="13.97cm" svg:height="1.27cm" svg:x="0.721cm" svg:y="0.366cm">
          <draw:text-box>
            <text:p>Simplified <text:span text:style-name="T8">RAG</text:span> Flow : Power up your AI Agents</text:p>
          </draw:text-box>
        </draw:frame>
        <draw:line draw:style-name="gr137" draw:text-style-name="P1" draw:layer="layout" svg:x1="17.145cm" svg:y1="1.505cm" svg:x2="17.145cm" svg:y2="14.84cm">
          <text:p/>
        </draw:line>
        <draw:frame draw:style-name="gr138" draw:text-style-name="P17" draw:layer="layout" svg:width="1.016cm" svg:height="1.016cm" svg:x="9.025cm" svg:y="2.945cm">
          <draw:image xlink:href="Pictures/10000001000000C8000000C851D6B7C5.png" xlink:type="simple" xlink:show="embed" xlink:actuate="onLoad" draw:mime-type="image/png">
            <text:p/>
          </draw:image>
        </draw:frame>
        <draw:frame draw:style-name="gr138" draw:text-style-name="P17" draw:layer="layout" svg:width="2.989cm" svg:height="0.635cm" svg:x="10.066cm" svg:y="5.115cm">
          <draw:image xlink:href="Pictures/1000000100001E0400000B5C50619449.png" xlink:type="simple" xlink:show="embed" xlink:actuate="onLoad" draw:mime-type="image/png">
            <text:p/>
          </draw:image>
        </draw:frame>
        <draw:custom-shape draw:style-name="gr122" draw:text-style-name="P29" draw:layer="layout" svg:width="0.635cm" svg:height="0.635cm" svg:x="11.615cm" svg:y="10.095cm">
          <text:p text:style-name="P17"><text:span text:style-name="T5">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6" draw:layer="layout" svg:width="19.798cm" svg:height="11.136cm" svg:x="0.6cm" svg:y="2.257cm" draw:page-number="2" presentation:class="page"/>
          <draw:frame presentation:style-name="pr1"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8" draw:display-name="Arrowheads 38" svg:viewBox="0 0 20 20" svg:d="M0 20l10-20 10 20z"/>
    <draw:marker draw:name="Arrowheads_20_42" draw:display-name="Arrowheads 42" svg:viewBox="0 0 20 20" svg:d="M0 20l10-20 10 20z"/>
    <draw:marker draw:name="Arrowheads_20_44" draw:display-name="Arrowheads 44" svg:viewBox="0 0 20 20" svg:d="M0 20l10-20 10 20z"/>
    <draw:marker draw:name="Arrowheads_20_47" draw:display-name="Arrowheads 47" svg:viewBox="0 0 20 20" svg:d="M0 20l10-20 10 20z"/>
    <draw:marker draw:name="Arrowheads_20_48" draw:display-name="Arrowheads 48" svg:viewBox="0 0 20 20" svg:d="M0 20l10-20 10 20z"/>
    <draw:marker draw:name="Arrowheads_20_49" draw:display-name="Arrowheads 49" svg:viewBox="0 0 20 20" svg:d="M0 20l10-20 10 20z"/>
    <draw:marker draw:name="Arrowheads_20_50" draw:display-name="Arrowheads 50" svg:viewBox="0 0 20 20" svg:d="M0 20l10-20 10 20z"/>
    <draw:stroke-dash draw:name="Dashed_20__28_var_29__20_2" draw:display-name="Dashed (var) 2"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12:39:55.601705905</meta:creation-date>
    <dc:date>2026-04-21T08:00:12.678414955</dc:date>
    <meta:editing-duration>PT5H4M7S</meta:editing-duration>
    <meta:editing-cycles>108</meta:editing-cycles>
    <meta:generator>LibreOffice/25.8.6.2$Linux_X86_64 LibreOffice_project/a46b460d1686bb49c718d2ef5f88b83ff2dc4981</meta:generator>
    <meta:document-statistic meta:object-count="251"/>
  </office:meta>
</office:document-meta>
</file>